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3.0118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5104in" fo:keep-together="auto"/>
    </style:style>
    <style:style style:name="Table1.4" style:family="table-row">
      <style:table-row-properties style:min-row-height="0.4896in" fo:keep-together="auto"/>
    </style:style>
    <style:style style:name="Table2" style:family="table">
      <style:table-properties style:width="6.7813in" fo:margin-left="0in" fo:margin-top="0in" fo:margin-bottom="0in" table:align="left"/>
    </style:style>
    <style:style style:name="Table2.A" style:family="table-column">
      <style:table-column-properties style:column-width="2.1042in"/>
    </style:style>
    <style:style style:name="Table2.B" style:family="table-column">
      <style:table-column-properties style:column-width="2.4167in"/>
    </style:style>
    <style:style style:name="Table2.C" style:family="table-column">
      <style:table-column-properties style:column-width="2.2604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4896in" fo:keep-together="auto"/>
    </style:style>
    <style:style style:name="Table3" style:family="table">
      <style:table-properties style:width="6.6563in" fo:margin-left="0in" fo:margin-top="0in" fo:margin-bottom="0in" table:align="left"/>
    </style:style>
    <style:style style:name="Table3.A" style:family="table-column">
      <style:table-column-properties style:column-width="1.6556in"/>
    </style:style>
    <style:style style:name="Table3.B" style:family="table-column">
      <style:table-column-properties style:column-width="2.7819in"/>
    </style:style>
    <style:style style:name="Table3.C" style:family="table-column">
      <style:table-column-properties style:column-width="2.2188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4896in" fo:keep-together="auto"/>
    </style:style>
    <style:style style:name="Table4" style:family="table">
      <style:table-properties style:width="6.9167in" fo:margin-left="0in" fo:margin-top="0in" fo:margin-bottom="0in" table:align="left"/>
    </style:style>
    <style:style style:name="Table4.A" style:family="table-column">
      <style:table-column-properties style:column-width="1.9368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1.8549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5" style:family="table">
      <style:table-properties style:width="6.6875in" fo:margin-left="0in" fo:margin-top="0in" fo:margin-bottom="0in" table:align="left"/>
    </style:style>
    <style:style style:name="Table5.A" style:family="table-column">
      <style:table-column-properties style:column-width="1.6715in"/>
    </style:style>
    <style:style style:name="Table5.B" style:family="table-column">
      <style:table-column-properties style:column-width="1.6722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5104in" fo:keep-together="auto"/>
    </style:style>
    <style:style style:name="Table6" style:family="table">
      <style:table-properties style:width="4.2292in" fo:margin-left="0in" fo:margin-top="0in" fo:margin-bottom="0in" table:align="left"/>
    </style:style>
    <style:style style:name="Table6.A" style:family="table-column">
      <style:table-column-properties style:column-width="2.1146in"/>
    </style:style>
    <style:style style:name="Table6.B" style:family="table-column">
      <style:table-column-properties style:column-width="2.1139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6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9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68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6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54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70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56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65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59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57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63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2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8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84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85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8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88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89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9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91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92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61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67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7" style:family="paragraph" style:parent-style-name="Standard" style:list-style-name="WWNum16">
      <style:paragraph-properties fo:margin-left="1in" fo:margin-right="0in" fo:text-indent="-0.25in" style:auto-text-indent="false"/>
    </style:style>
    <style:style style:name="P98" style:family="paragraph" style:parent-style-name="Standard" style:list-style-name="WWNum60">
      <style:paragraph-properties fo:margin-left="1in" fo:margin-right="0in" fo:text-indent="-0.25in" style:auto-text-indent="false"/>
    </style:style>
    <style:style style:name="P99" style:family="paragraph" style:parent-style-name="Standard" style:list-style-name="WWNum69">
      <style:paragraph-properties fo:margin-left="1in" fo:margin-right="0in" fo:text-indent="-0.25in" style:auto-text-indent="false"/>
    </style:style>
    <style:style style:name="P100" style:family="paragraph" style:parent-style-name="Standard" style:list-style-name="WWNum20">
      <style:paragraph-properties fo:margin-left="1in" fo:margin-right="0in" fo:text-indent="-0.25in" style:auto-text-indent="false"/>
    </style:style>
    <style:style style:name="P101" style:family="paragraph" style:parent-style-name="Standard" style:list-style-name="WWNum68">
      <style:paragraph-properties fo:margin-left="1in" fo:margin-right="0in" fo:text-indent="-0.25in" style:auto-text-indent="false"/>
    </style:style>
    <style:style style:name="P102" style:family="paragraph" style:parent-style-name="Standard" style:list-style-name="WWNum64">
      <style:paragraph-properties fo:margin-left="1in" fo:margin-right="0in" fo:text-indent="-0.25in" style:auto-text-indent="false"/>
    </style:style>
    <style:style style:name="P103" style:family="paragraph" style:parent-style-name="Standard" style:list-style-name="WWNum28">
      <style:paragraph-properties fo:margin-left="1in" fo:margin-right="0in" fo:text-indent="-0.25in" style:auto-text-indent="false"/>
    </style:style>
    <style:style style:name="P104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05" style:family="paragraph" style:parent-style-name="Standard" style:list-style-name="WWNum66">
      <style:paragraph-properties fo:margin-left="1in" fo:margin-right="0in" fo:text-indent="-0.25in" style:auto-text-indent="false"/>
    </style:style>
    <style:style style:name="P106" style:family="paragraph" style:parent-style-name="Standard" style:list-style-name="WWNum45">
      <style:paragraph-properties fo:margin-left="1in" fo:margin-right="0in" fo:text-indent="-0.25in" style:auto-text-indent="false"/>
    </style:style>
    <style:style style:name="P107" style:family="paragraph" style:parent-style-name="Standard" style:list-style-name="WWNum57">
      <style:paragraph-properties fo:margin-left="1in" fo:margin-right="0in" fo:text-indent="-0.25in" style:auto-text-indent="false"/>
    </style:style>
    <style:style style:name="P108" style:family="paragraph" style:parent-style-name="Standard" style:list-style-name="WWNum63">
      <style:paragraph-properties fo:margin-left="1in" fo:margin-right="0in" fo:text-indent="-0.25in" style:auto-text-indent="false"/>
    </style:style>
    <style:style style:name="P109" style:family="paragraph" style:parent-style-name="Standard" style:list-style-name="WWNum44">
      <style:paragraph-properties fo:margin-left="1in" fo:margin-right="0in" fo:text-indent="-0.25in" style:auto-text-indent="false"/>
    </style:style>
    <style:style style:name="P110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11" style:family="paragraph" style:parent-style-name="Standard" style:list-style-name="WWNum34">
      <style:paragraph-properties fo:margin-left="1in" fo:margin-right="0in" fo:text-indent="-0.25in" style:auto-text-indent="false"/>
    </style:style>
    <style:style style:name="P112" style:family="paragraph" style:parent-style-name="Standard" style:list-style-name="WWNum51">
      <style:paragraph-properties fo:margin-left="1in" fo:margin-right="0in" fo:text-indent="-0.25in" style:auto-text-indent="false"/>
    </style:style>
    <style:style style:name="P113" style:family="paragraph" style:parent-style-name="Standard" style:list-style-name="WWNum40">
      <style:paragraph-properties fo:margin-left="1in" fo:margin-right="0in" fo:text-indent="-0.25in" style:auto-text-indent="false"/>
    </style:style>
    <style:style style:name="P114" style:family="paragraph" style:parent-style-name="Standard" style:list-style-name="WWNum25">
      <style:paragraph-properties fo:margin-left="1in" fo:margin-right="0in" fo:text-indent="-0.25in" style:auto-text-indent="false"/>
    </style:style>
    <style:style style:name="P115" style:family="paragraph" style:parent-style-name="Standard" style:list-style-name="WWNum31">
      <style:paragraph-properties fo:margin-left="1in" fo:margin-right="0in" fo:text-indent="-0.25in" style:auto-text-indent="false"/>
    </style:style>
    <style:style style:name="P116" style:family="paragraph" style:parent-style-name="Standard" style:list-style-name="WWNum42">
      <style:paragraph-properties fo:margin-left="1in" fo:margin-right="0in" fo:text-indent="-0.25in" style:auto-text-indent="false"/>
    </style:style>
    <style:style style:name="P117" style:family="paragraph" style:parent-style-name="Standard" style:list-style-name="WWNum46">
      <style:paragraph-properties fo:margin-left="1in" fo:margin-right="0in" fo:text-indent="-0.25in" style:auto-text-indent="false"/>
    </style:style>
    <style:style style:name="P118" style:family="paragraph" style:parent-style-name="Standard" style:list-style-name="WWNum9">
      <style:paragraph-properties fo:margin-left="1in" fo:margin-right="0in" fo:text-indent="-0.25in" style:auto-text-indent="false"/>
    </style:style>
    <style:style style:name="P119" style:family="paragraph" style:parent-style-name="Standard" style:list-style-name="WWNum37">
      <style:paragraph-properties fo:margin-left="1in" fo:margin-right="0in" fo:text-indent="-0.25in" style:auto-text-indent="false"/>
    </style:style>
    <style:style style:name="P120" style:family="paragraph" style:parent-style-name="Standard" style:list-style-name="WWNum47">
      <style:paragraph-properties fo:margin-left="1in" fo:margin-right="0in" fo:text-indent="-0.25in" style:auto-text-indent="false"/>
    </style:style>
    <style:style style:name="P121" style:family="paragraph" style:parent-style-name="Standard" style:list-style-name="WWNum38">
      <style:paragraph-properties fo:margin-left="1in" fo:margin-right="0in" fo:text-indent="-0.25in" style:auto-text-indent="false"/>
    </style:style>
    <style:style style:name="P122" style:family="paragraph" style:parent-style-name="Standard" style:list-style-name="WWNum52">
      <style:paragraph-properties fo:margin-left="1in" fo:margin-right="0in" fo:text-indent="-0.25in" style:auto-text-indent="false"/>
    </style:style>
    <style:style style:name="P123" style:family="paragraph" style:parent-style-name="Standard" style:list-style-name="WWNum61">
      <style:paragraph-properties fo:margin-left="1in" fo:margin-right="0in" fo:text-indent="-0.25in" style:auto-text-indent="false"/>
    </style:style>
    <style:style style:name="P124" style:family="paragraph" style:parent-style-name="Standard" style:list-style-name="WWNum67">
      <style:paragraph-properties fo:margin-left="1in" fo:margin-right="0in" fo:text-indent="-0.25in" style:auto-text-indent="false"/>
    </style:style>
    <style:style style:name="P125" style:family="paragraph" style:parent-style-name="Standard" style:list-style-name="WWNum32">
      <style:paragraph-properties fo:margin-left="1in" fo:margin-right="0in" fo:text-indent="-0.25in" style:auto-text-indent="false"/>
    </style:style>
    <style:style style:name="P126" style:family="paragraph" style:parent-style-name="Standard" style:list-style-name="WWNum7">
      <style:paragraph-properties fo:margin-left="1in" fo:margin-right="0in" fo:text-indent="-0.25in" style:auto-text-indent="false"/>
    </style:style>
    <style:style style:name="P12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8" style:family="paragraph" style:parent-style-name="Standard">
      <style:paragraph-properties fo:margin-left="0in" fo:margin-right="0in" fo:text-indent="0.5in" style:auto-text-indent="false"/>
    </style:style>
    <style:style style:name="P129" style:family="paragraph" style:parent-style-name="Standard">
      <style:paragraph-properties fo:break-before="page"/>
    </style:style>
    <style:style style:name="P130" style:family="paragraph" style:parent-style-name="Standard" style:list-style-name="WWNum63">
      <style:paragraph-properties fo:margin-left="1.5in" fo:margin-right="0in" fo:text-indent="-0.25in" style:auto-text-indent="false"/>
    </style:style>
    <style:style style:name="P131" style:family="paragraph" style:parent-style-name="Standard" style:list-style-name="WWNum40">
      <style:paragraph-properties fo:margin-left="1.5in" fo:margin-right="0in" fo:text-indent="-0.25in" style:auto-text-indent="false"/>
    </style:style>
    <style:style style:name="P132" style:family="paragraph" style:parent-style-name="Standard" style:list-style-name="WWNum25">
      <style:paragraph-properties fo:margin-left="1.5in" fo:margin-right="0in" fo:text-indent="-0.25in" style:auto-text-indent="false"/>
    </style:style>
    <style:style style:name="P133" style:family="paragraph" style:parent-style-name="Standard" style:list-style-name="WWNum31">
      <style:paragraph-properties fo:margin-left="1.5in" fo:margin-right="0in" fo:text-indent="-0.25in" style:auto-text-indent="false"/>
    </style:style>
    <style:style style:name="P134" style:family="paragraph" style:parent-style-name="Standard" style:list-style-name="WWNum46">
      <style:paragraph-properties fo:margin-left="1.5in" fo:margin-right="0in" fo:text-indent="-0.25in" style:auto-text-indent="false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7" style:family="paragraph" style:parent-style-name="Heading_20_2">
      <style:paragraph-properties fo:break-before="page"/>
    </style:style>
    <style:style style:name="P1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color="#000000" fo:font-size="17pt" fo:font-weight="bold" style:font-size-asian="17pt" style:font-weight-asian="bold" style:font-size-complex="17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text:bookmark text:name="_aczyuw2yex2w"/><text:span text:style-name="T1">Desarrollo de Interfaces</text:span><text:span text:style-name="T2"><text:line-break/></text:span><text:span text:style-name="T3">Unidad 05 - Patrones de diseño de formularios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1"><text:span text:style-name="T8"><text:s/>📖 </text:span><text:span text:style-name="T9">Importante</text:span></text:p>
      <text:p text:style-name="P12"/>
      <text:p text:style-name="P11"><text:soft-page-break/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qap1bvgjjx1b" text:style-name="Index_20_Link" text:visited-style-name="Index_20_Link"><text:span text:style-name="T13">1. Introducción<text:tab/>4</text:span></text:a></text:p>
          <text:p text:style-name="P16"><text:a xlink:type="simple" xlink:href="#_a7cin2hzkkx4" text:style-name="Index_20_Link" text:visited-style-name="Index_20_Link"><text:span text:style-name="T13">2. Principios generales de diseño de formularios<text:tab/>5</text:span></text:a></text:p>
          <text:p text:style-name="P16"><text:a xlink:type="simple" xlink:href="#_p4refchacku0" text:style-name="Index_20_Link" text:visited-style-name="Index_20_Link"><text:span text:style-name="T13">3. Estructuras probadas para optimizar la experiencia de usuario<text:tab/>7</text:span></text:a></text:p>
          <text:p text:style-name="P18"><text:a xlink:type="simple" xlink:href="#_rb8xpaccsrzw" text:style-name="Index_20_Link" text:visited-style-name="Index_20_Link"><text:span text:style-name="T14">3.1 Formulario de Una Sola Columna<text:tab/>7</text:span></text:a></text:p>
          <text:p text:style-name="P18"><text:a xlink:type="simple" xlink:href="#_9y7cvmq8teqz" text:style-name="Index_20_Link" text:visited-style-name="Index_20_Link"><text:span text:style-name="T14">3.2 Formulario Dividido por Pasos (Wizard)<text:tab/>7</text:span></text:a></text:p>
          <text:p text:style-name="P18"><text:a xlink:type="simple" xlink:href="#_gemakk48xvty" text:style-name="Index_20_Link" text:visited-style-name="Index_20_Link"><text:span text:style-name="T14">3.3 Campos Dependientes<text:tab/>7</text:span></text:a></text:p>
          <text:p text:style-name="P18"><text:a xlink:type="simple" xlink:href="#_1680ecqc8gnm" text:style-name="Index_20_Link" text:visited-style-name="Index_20_Link"><text:span text:style-name="T14">3.4 Campos Agrupados en Bloques<text:tab/>8</text:span></text:a></text:p>
          <text:p text:style-name="P18"><text:a xlink:type="simple" xlink:href="#_9i16fme0w51" text:style-name="Index_20_Link" text:visited-style-name="Index_20_Link"><text:span text:style-name="T14">3.5 Autocompletado y Sugerencias<text:tab/>8</text:span></text:a></text:p>
          <text:p text:style-name="P16"><text:a xlink:type="simple" xlink:href="#_np4ywee76dm1" text:style-name="Index_20_Link" text:visited-style-name="Index_20_Link"><text:span text:style-name="T13">4. Normativa y buenas prácticas de implementación<text:tab/>9</text:span></text:a></text:p>
          <text:p text:style-name="P18"><text:a xlink:type="simple" xlink:href="#_vkia11t1towi" text:style-name="Index_20_Link" text:visited-style-name="Index_20_Link"><text:span text:style-name="T14">4.1. Normas de accesibilidad (WCAG 2.1)<text:tab/>9</text:span></text:a></text:p>
          <text:p text:style-name="P18"><text:a xlink:type="simple" xlink:href="#_qik6y95e2f5k" text:style-name="Index_20_Link" text:visited-style-name="Index_20_Link"><text:span text:style-name="T14">4.2. Normas de usabilidad<text:tab/>9</text:span></text:a></text:p>
          <text:p text:style-name="P18"><text:a xlink:type="simple" xlink:href="#_beq0mdpm6v59" text:style-name="Index_20_Link" text:visited-style-name="Index_20_Link"><text:span text:style-name="T14">4.3. Normas de desarrollo web (aplicables a otras tecnologías)<text:tab/>10</text:span></text:a></text:p>
          <text:p text:style-name="P16"><text:a xlink:type="simple" xlink:href="#_dreh9mxh9qb0" text:style-name="Index_20_Link" text:visited-style-name="Index_20_Link"><text:span text:style-name="T13">5. Tipos de campos más comunes<text:tab/>12</text:span></text:a></text:p>
          <text:p text:style-name="P18"><text:a xlink:type="simple" xlink:href="#_5hs4evxo0nia" text:style-name="Index_20_Link" text:visited-style-name="Index_20_Link"><text:span text:style-name="T14">5.1 Campos de entrada básica<text:tab/>12</text:span></text:a></text:p>
          <text:p text:style-name="P18"><text:a xlink:type="simple" xlink:href="#_80g4y6clnbfp" text:style-name="Index_20_Link" text:visited-style-name="Index_20_Link"><text:span text:style-name="T14">5.2 Componentes de selección<text:tab/>12</text:span></text:a></text:p>
          <text:p text:style-name="P18"><text:a xlink:type="simple" xlink:href="#_nl2r5d4y1k0l" text:style-name="Index_20_Link" text:visited-style-name="Index_20_Link"><text:span text:style-name="T14">5.3 Campos especializados<text:tab/>13</text:span></text:a></text:p>
          <text:p text:style-name="P18"><text:a xlink:type="simple" xlink:href="#_mda7vjsrw7pg" text:style-name="Index_20_Link" text:visited-style-name="Index_20_Link"><text:span text:style-name="T14">5.4 Componentes avanzados<text:tab/>13</text:span></text:a></text:p>
          <text:p text:style-name="P18"><text:soft-page-break/><text:a xlink:type="simple" xlink:href="#_lrt00wwila3c" text:style-name="Index_20_Link" text:visited-style-name="Index_20_Link"><text:span text:style-name="T14">5.5 Consideraciones multiplataforma<text:tab/>13</text:span></text:a></text:p>
          <text:p text:style-name="P18"><text:a xlink:type="simple" xlink:href="#_u2uq1sn5p6o" text:style-name="Index_20_Link" text:visited-style-name="Index_20_Link"><text:span text:style-name="T14">5.6 Arquitectura de implementación<text:tab/>14</text:span></text:a></text:p>
          <text:p text:style-name="P16"><text:a xlink:type="simple" xlink:href="#_81d24foffkqy" text:style-name="Index_20_Link" text:visited-style-name="Index_20_Link"><text:span text:style-name="T13">6. Feedback y validación de formularios<text:tab/>14</text:span></text:a></text:p>
          <text:p text:style-name="P18"><text:a xlink:type="simple" xlink:href="#_i34xtggywoi" text:style-name="Index_20_Link" text:visited-style-name="Index_20_Link"><text:span text:style-name="T14">6.1 Feedback Inline (Junto al Campo)<text:tab/>14</text:span></text:a></text:p>
          <text:p text:style-name="P18"><text:a xlink:type="simple" xlink:href="#_czccpoqcydud" text:style-name="Index_20_Link" text:visited-style-name="Index_20_Link"><text:span text:style-name="T14">6.2 Feedback Global (Al Final del Formulario)<text:tab/>15</text:span></text:a></text:p>
          <text:p text:style-name="P18"><text:a xlink:type="simple" xlink:href="#_z7zrpg55tlwp" text:style-name="Index_20_Link" text:visited-style-name="Index_20_Link"><text:span text:style-name="T14">6.3 Iconografía (✅ ✔️ ❌)<text:tab/>15</text:span></text:a></text:p>
          <text:p text:style-name="P18"><text:a xlink:type="simple" xlink:href="#_lv5xj634v1ko" text:style-name="Index_20_Link" text:visited-style-name="Index_20_Link"><text:span text:style-name="T14">6.4 Color y Texto (Rojo/Verde + Mensajes Claros)<text:tab/>15</text:span></text:a></text:p>
          <text:p text:style-name="P18"><text:a xlink:type="simple" xlink:href="#_dk4em8bscdhb" text:style-name="Index_20_Link" text:visited-style-name="Index_20_Link"><text:span text:style-name="T14">6.5 Validación en Tiempo Real vs. Post-Envío<text:tab/>16</text:span></text:a></text:p>
          <text:p text:style-name="P16"><text:a xlink:type="simple" xlink:href="#_6o794pij2quk" text:style-name="Index_20_Link" text:visited-style-name="Index_20_Link"><text:span text:style-name="T13">7. Microinteracciones relevantes<text:tab/>16</text:span></text:a></text:p>
          <text:p text:style-name="P18"><text:a xlink:type="simple" xlink:href="#_tz0rfvya2m83" text:style-name="Index_20_Link" text:visited-style-name="Index_20_Link"><text:span text:style-name="T14">7.1 Botón que cambia a "Enviando…"<text:tab/>17</text:span></text:a></text:p>
          <text:p text:style-name="P18"><text:a xlink:type="simple" xlink:href="#_ivs6qlrzig68" text:style-name="Index_20_Link" text:visited-style-name="Index_20_Link"><text:span text:style-name="T14">7.2 Mensajes de error animados<text:tab/>17</text:span></text:a></text:p>
          <text:p text:style-name="P18"><text:a xlink:type="simple" xlink:href="#_4up5dpcetrdf" text:style-name="Index_20_Link" text:visited-style-name="Index_20_Link"><text:span text:style-name="T14">7.3 Progreso de pasos en formularios múltiples<text:tab/>18</text:span></text:a></text:p>
          <text:p text:style-name="P18"><text:a xlink:type="simple" xlink:href="#_gfb8gz9jqlr5" text:style-name="Index_20_Link" text:visited-style-name="Index_20_Link"><text:span text:style-name="T14">7.4 Otras microinteracciones clave<text:tab/>18</text:span></text:a></text:p>
          <text:p text:style-name="P16"><text:a xlink:type="simple" xlink:href="#_4epjbdmrryni" text:style-name="Index_20_Link" text:visited-style-name="Index_20_Link"><text:span text:style-name="T13">8. Diseño mobile-first<text:tab/>18</text:span></text:a></text:p>
          <text:p text:style-name="P18"><text:a xlink:type="simple" xlink:href="#_ijmz72yoq32s" text:style-name="Index_20_Link" text:visited-style-name="Index_20_Link"><text:span text:style-name="T14">8.1 Formularios de una sola columna<text:tab/>19</text:span></text:a></text:p>
          <text:p text:style-name="P18"><text:a xlink:type="simple" xlink:href="#_6icybofo6xor" text:style-name="Index_20_Link" text:visited-style-name="Index_20_Link"><text:span text:style-name="T14">8.2 Campos grandes y fáciles de tocar<text:tab/>19</text:span></text:a></text:p>
          <text:p text:style-name="P18"><text:a xlink:type="simple" xlink:href="#_th3vhs3yc5at" text:style-name="Index_20_Link" text:visited-style-name="Index_20_Link"><text:span text:style-name="T14">8.3 Inputs Adaptados al Tipo de Dato<text:tab/>20</text:span></text:a></text:p>
          <text:p text:style-name="P18"><text:a xlink:type="simple" xlink:href="#_jhn8llw3ofb" text:style-name="Index_20_Link" text:visited-style-name="Index_20_Link"><text:span text:style-name="T14">8.4 Consideraciones adicionales para Mobile-First<text:tab/>20</text:span></text:a></text:p>
          <text:p text:style-name="P16"><text:a xlink:type="simple" xlink:href="#_t11mb6cvevwu" text:style-name="Index_20_Link" text:visited-style-name="Index_20_Link"><text:span text:style-name="T13">9. Accesibilidad y formularios inclusivos<text:tab/>21</text:span></text:a></text:p>
          <text:p text:style-name="P18"><text:a xlink:type="simple" xlink:href="#_j2nrfqh12i7n" text:style-name="Index_20_Link" text:visited-style-name="Index_20_Link"><text:span text:style-name="T14">9.1 Etiquetas claras, visibles y permanentes<text:tab/>21</text:span></text:a></text:p>
          <text:p text:style-name="P18"><text:a xlink:type="simple" xlink:href="#_tc1qiu4kwps5" text:style-name="Index_20_Link" text:visited-style-name="Index_20_Link"><text:span text:style-name="T14">9.2 Compatibilidad con lectores de pantalla<text:tab/>21</text:span></text:a></text:p>
          <text:p text:style-name="P18"><text:soft-page-break/><text:a xlink:type="simple" xlink:href="#_alwdjsjctu0f" text:style-name="Index_20_Link" text:visited-style-name="Index_20_Link"><text:span text:style-name="T14">9.3 Contraste Visual Suficiente<text:tab/>21</text:span></text:a></text:p>
          <text:p text:style-name="P18"><text:a xlink:type="simple" xlink:href="#_17jgbe8vu0ef" text:style-name="Index_20_Link" text:visited-style-name="Index_20_Link"><text:span text:style-name="T14">9.4 Descripciones accesibles<text:tab/>22</text:span></text:a></text:p>
          <text:p text:style-name="P18"><text:a xlink:type="simple" xlink:href="#_dsans68v44k7" text:style-name="Index_20_Link" text:visited-style-name="Index_20_Link"><text:span text:style-name="T14">9.5 Checklist de validación final<text:tab/>22</text:span></text:a></text:p>
          <text:p text:style-name="P16"><text:a xlink:type="simple" xlink:href="#_1rzabi6vupop" text:style-name="Index_20_Link" text:visited-style-name="Index_20_Link"><text:span text:style-name="T13">10. Propuesta de nomenclatura universal para componentes de UI<text:tab/>22</text:span></text:a></text:p>
          <text:p text:style-name="P16"><text:a xlink:type="simple" xlink:href="#_y6teej4zrt7l" text:style-name="Index_20_Link" text:visited-style-name="Index_20_Link"><text:span text:style-name="T13">11. Recursos<text:tab/>24</text:span></text:a></text:p>
        </text:index-body>
      </text:table-of-content>
      <text:p text:style-name="P14"/>
      <text:p text:style-name="P14"/>
      <text:p text:style-name="P19"/>
      <text:p text:style-name="P19"/>
      <text:p text:style-name="P19"/>
      <text:p text:style-name="P20"><text:span text:style-name="T11">Unidad 05 - Patrones de diseño de formularios</text:span></text:p>
      <text:p text:style-name="Heading_20_1"><text:bookmark text:name="_qap1bvgjjx1b"/>1. Introducción</text:p>
      <text:p text:style-name="Standard">Los formularios son el mecanismo fundamental para recopilar datos, procesar transacciones y habilitar interacciones en productos digitales. Desde registros simples hasta complejos procesos de pago, su diseño impacta directamente en:</text:p>
      <text:list xml:id="list1883074606" text:style-name="WWNum2">
        <text:list-item>
          <text:p text:style-name="P27">La eficiencia (¿Cuánto tarda el usuario en completarlo?).</text:p>
        </text:list-item>
        <text:list-item>
          <text:p text:style-name="P27">La precisión (¿Se cometen errores al llenarlo?).</text:p>
        </text:list-item>
        <text:list-item>
          <text:p text:style-name="P27">La satisfacción (¿Es una experiencia agradable o frustrante?).</text:p>
        </text:list-item>
      </text:list>
      <text:p text:style-name="Standard"><text:span text:style-name="T9">¿Por qué optimizar formularios?</text:span></text:p>
      <text:list xml:id="list2476203467" text:style-name="WWNum16">
        <text:list-item>
          <text:p text:style-name="P28"><text:span text:style-name="T9">Impacto en métricas clave:</text:span></text:p>
          <text:list>
            <text:list-item>
              <text:p text:style-name="P97">El 67% de los usuarios abandonan formularios mal diseñados.</text:p>
            </text:list-item>
            <text:list-item>
              <text:p text:style-name="P97">Mejoras en UX pueden aumentar conversiones hasta un 30%.</text:p>
            </text:list-item>
          </text:list>
        </text:list-item>
        <text:list-item>
          <text:p text:style-name="P28"><text:span text:style-name="T9">Accesibilidad:</text:span></text:p>
          <text:list>
            <text:list-item>
              <text:p text:style-name="P97"><text:soft-page-break/>15% de la población mundial tiene discapacidades que afectan su interacción con formularios (OMS).</text:p>
            </text:list-item>
          </text:list>
        </text:list-item>
        <text:list-item>
          <text:p text:style-name="P28"><text:span text:style-name="T9">Reducción de costos:</text:span></text:p>
          <text:list>
            <text:list-item>
              <text:p text:style-name="P97">Cada error evitado ahorra tiempo de soporte y reprocesamiento.</text:p>
            </text:list-item>
          </text:list>
        </text:list-item>
      </text:list>
      <text:p text:style-name="P1"/>
      <text:p text:style-name="Standard"><text:span text:style-name="T9">Componentes críticos de un formulario efectiv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9">Elemento</text:span></text:p>
          </table:table-cell>
          <table:table-cell table:style-name="Table1.B1" office:value-type="string">
            <text:p text:style-name="P26"><text:span text:style-name="T9">Buena Práctica</text:span></text:p>
          </table:table-cell>
          <table:table-cell table:style-name="Table1.B1" office:value-type="string">
            <text:p text:style-name="P26"><text:span text:style-name="T9">Ejemplo</text:span></text:p>
          </table:table-cell>
        </table:table-row>
        <table:table-row table:style-name="Table1.2">
          <table:table-cell table:style-name="Table1.A1" office:value-type="string">
            <text:p text:style-name="P25">Campos</text:p>
          </table:table-cell>
          <table:table-cell table:style-name="Table1.B1" office:value-type="string">
            <text:p text:style-name="P25">Etiquetas claras y placeholder opcionales</text:p>
          </table:table-cell>
          <table:table-cell table:style-name="Table1.B1" office:value-type="string">
            <text:p text:style-name="P25">Nombre completo (no solo Nombre)</text:p>
          </table:table-cell>
        </table:table-row>
        <table:table-row table:style-name="Table1.2">
          <table:table-cell table:style-name="Table1.A1" office:value-type="string">
            <text:p text:style-name="P25">Botones</text:p>
          </table:table-cell>
          <table:table-cell table:style-name="Table1.B1" office:value-type="string">
            <text:p text:style-name="P25">Acciones primarias visibles (color contrastante)</text:p>
          </table:table-cell>
          <table:table-cell table:style-name="Table1.B1" office:value-type="string">
            <text:p text:style-name="P25">Enviar en azul (#2563EB)</text:p>
          </table:table-cell>
        </table:table-row>
        <table:table-row table:style-name="Table1.4">
          <table:table-cell table:style-name="Table1.A1" office:value-type="string">
            <text:p text:style-name="P25">Validación</text:p>
          </table:table-cell>
          <table:table-cell table:style-name="Table1.B1" office:value-type="string">
            <text:p text:style-name="P25">Mensajes de error en tiempo real</text:p>
          </table:table-cell>
          <table:table-cell table:style-name="Table1.B1" office:value-type="string">
            <text:p text:style-name="P25">"La contraseña debe tener 8+ caracteres"</text:p>
          </table:table-cell>
        </table:table-row>
        <table:table-row table:style-name="Table1.4">
          <table:table-cell table:style-name="Table1.A1" office:value-type="string">
            <text:p text:style-name="P25">Flujo</text:p>
          </table:table-cell>
          <table:table-cell table:style-name="Table1.B1" office:value-type="string">
            <text:p text:style-name="P25">Progreso visual (ej.: "Paso 1 de 3")</text:p>
          </table:table-cell>
          <table:table-cell table:style-name="Table1.B1" office:value-type="string">
            <text:p text:style-name="P25">Barra de progreso horizontal</text:p>
          </table:table-cell>
        </table:table-row>
      </table:table>
      <text:p text:style-name="Standard"/>
      <text:p text:style-name="Standard"><text:span text:style-name="T9">Ejemplo de formulario bien diseñado de registro de usuario</text:span></text:p>
      <text:p text:style-name="Standard">[Registro de Usuario] <text:s/></text:p>
      <text:p text:style-name="Standard">────────────────────── <text:s/></text:p>
      <text:p text:style-name="Standard">1. Nombre completo: <text:s/></text:p>
      <text:p text:style-name="Standard"><text:s text:c="3"/>[_________________] <text:s/></text:p>
      <text:p text:style-name="Standard"/>
      <text:p text:style-name="Standard">2. Correo electrónico: <text:s/></text:p>
      <text:p text:style-name="Standard"><text:s text:c="3"/>[_________________] <text:s/>ℹ️ Usa un email válido <text:s/></text:p>
      <text:p text:style-name="Standard"/>
      <text:p text:style-name="Standard">3. Contraseña: <text:s/></text:p>
      <text:p text:style-name="Standard"><text:soft-page-break/><text:s text:c="3"/>[••••••••] <text:s text:c="9"/>✅ 8+ caracteres, 1 número <text:s/></text:p>
      <text:p text:style-name="Standard"/>
      <text:p text:style-name="Standard">[REGISTRARSE] (Botón verde) </text:p>
      <text:p text:style-name="Standard">Características destacadas:</text:p>
      <text:list xml:id="list2398997769" text:style-name="WWNum23">
        <text:list-item>
          <text:p text:style-name="P29">Etiquetas descriptivas.</text:p>
        </text:list-item>
        <text:list-item>
          <text:p text:style-name="P29">Placeholder como ayuda (no como reemplazo de etiquetas).</text:p>
        </text:list-item>
        <text:list-item>
          <text:p text:style-name="P29">Validación proactiva.</text:p>
        </text:list-item>
        <text:list-item>
          <text:p text:style-name="P29">Botón con color de acción.</text:p>
        </text:list-item>
      </text:list>
      <text:p text:style-name="Standard"><text:span text:style-name="T9">Errores comunes a evitar</text:span></text:p>
      <text:p text:style-name="Standard">❌ Campos sin etiquetas (solo placeholders).<text:line-break/>❌ Agrupar muchos campos en una sola pantalla.<text:line-break/>❌ Mensajes de error crípticos ("Campo inválido").</text:p>
      <text:p text:style-name="Standard"/>
      <text:p text:style-name="P127"><text:span text:style-name="T8"><text:s/>📖 </text:span><text:span text:style-name="T9">Importante: </text:span>El mejor formulario es el que el usuario no nota: fluye de manera intuitiva, como una conversación natural.</text:p>
      <text:p text:style-name="Heading_20_1"><text:bookmark text:name="_a7cin2hzkkx4"/>2. Principios generales de diseño de formularios</text:p>
      <text:p text:style-name="Standard">Claves para crear formularios usables, eficientes y accesibles</text:p>
      <text:p text:style-name="Standard"><text:span text:style-name="T9">1. Claridad</text:span></text:p>
      <text:p text:style-name="Standard">Objetivo: Que el usuario entienda qué información debe ingresar y cómo.</text:p>
      <text:list xml:id="list3232673612" text:style-name="WWNum60">
        <text:list-item>
          <text:p text:style-name="P30"><text:span text:style-name="T9">Etiquetas descriptivas:</text:span></text:p>
          <text:list>
            <text:list-item>
              <text:p text:style-name="P98">❌ "Dirección" → ✅ "Dirección completa (calle, número, ciudad)"</text:p>
            </text:list-item>
            <text:list-item>
              <text:p text:style-name="P98">Técnica: Usar lenguaje simple y ejemplos si es necesario.</text:p>
            </text:list-item>
          </text:list>
        </text:list-item>
        <text:list-item>
          <text:p text:style-name="P30"><text:span text:style-name="T9">Agrupación visual:</text:span></text:p>
          <text:list>
            <text:list-item>
              <text:p text:style-name="P98">Campos relacionados bajo un mismo título (ej.: "Datos personales").</text:p>
            </text:list-item>
            <text:list-item>
              <text:p text:style-name="P98"><text:soft-page-break/>Herramienta: Contenedores con bordes sutiles o fondos diferenciados.</text:p>
            </text:list-item>
          </text:list>
        </text:list-item>
      </text:list>
      <text:p text:style-name="Standard"><text:span text:style-name="T9">Ejemplo:</text:span></text:p>
      <text:p text:style-name="Standard">[Información de contacto] <text:s/></text:p>
      <text:p text:style-name="Standard">Nombre: [___________] <text:s/></text:p>
      <text:p text:style-name="Standard">Email: [___________] <text:s/></text:p>
      <text:p text:style-name="Standard">Teléfono: [___________] </text:p>
      <text:p text:style-name="Standard"><text:span text:style-name="T9">2. Brevedad</text:span></text:p>
      <text:p text:style-name="Standard">Menos es más: Cada campo adicional reduce la tasa de finalización.</text:p>
      <text:list xml:id="list2283937790" text:style-name="WWNum69">
        <text:list-item>
          <text:p text:style-name="P31"><text:span text:style-name="T9">Estrategias</text:span>:</text:p>
          <text:list>
            <text:list-item>
              <text:p text:style-name="P99">Eliminar campos opcionales no críticos.</text:p>
            </text:list-item>
            <text:list-item>
              <text:p text:style-name="P99">Usar desglose progresivo (ej.: Mostrar "País" primero, luego "Ciudad" según selección).</text:p>
            </text:list-item>
            <text:list-item>
              <text:p text:style-name="P99">Dato: Forms con 3 campos tienen un 25% más de completitud que los de 7+ (HubSpot).</text:p>
            </text:list-item>
          </text:list>
        </text:list-item>
      </text:list>
      <text:p text:style-name="Standard"><text:span text:style-name="T9">Caso real:</text:span></text:p>
      <text:list xml:id="list2048694072" text:style-name="WWNum50">
        <text:list-item>
          <text:p text:style-name="P32">Amazon solo pide email y contraseña en el primer paso de registro.</text:p>
        </text:list-item>
      </text:list>
      <text:p text:style-name="Standard"><text:span text:style-name="T9">3. Flujo Lógico</text:span></text:p>
      <text:p text:style-name="Standard">Orden natural de llenado: De lo general a lo específico.</text:p>
      <text:list xml:id="list1956604229" text:style-name="WWNum20">
        <text:list-item>
          <text:p text:style-name="P33"><text:span text:style-name="T9">Secuencia estándar:</text:span></text:p>
          <text:list>
            <text:list-item>
              <text:p text:style-name="P100">Información personal → Datos de contacto → Preferencias.</text:p>
            </text:list-item>
          </text:list>
        </text:list-item>
        <text:list-item>
          <text:p text:style-name="P33"><text:span text:style-name="T9">Evitar saltos:</text:span></text:p>
          <text:list>
            <text:list-item>
              <text:p text:style-name="P100">❌ Pedir el código postal antes que la dirección.</text:p>
            </text:list-item>
          </text:list>
        </text:list-item>
        <text:list-item>
          <text:p text:style-name="P33"><text:span text:style-name="T9">Técnicas:</text:span></text:p>
          <text:list>
            <text:list-item>
              <text:p text:style-name="P100"><text:soft-page-break/>Agrupar campos en pestañas o pasos para formularios largos.</text:p>
            </text:list-item>
          </text:list>
        </text:list-item>
      </text:list>
      <text:p text:style-name="Standard"><text:span text:style-name="T9">Ejemplo de flujo:</text:span></text:p>
      <text:p text:style-name="P128">1. Nombre → 2. Email → 3. Contraseña → 4. Intereses (opcional) </text:p>
      <text:p text:style-name="Standard"><text:span text:style-name="T9">4. Retroalimentación (Feedback)</text:span></text:p>
      <text:p text:style-name="Standard">Validación inteligente y en tiempo real:</text:p>
      <text:list xml:id="list664367738" text:style-name="WWNum68">
        <text:list-item>
          <text:p text:style-name="P34"><text:span text:style-name="T9">Errores:</text:span></text:p>
          <text:list>
            <text:list-item>
              <text:p text:style-name="P101">Mensajes específicos: ❌ "Inválido" → ✅ "El email debe contener @"</text:p>
            </text:list-item>
            <text:list-item>
              <text:p text:style-name="P101">Ubicación: Junto al campo afectado (no solo arriba del formulario).</text:p>
            </text:list-item>
          </text:list>
        </text:list-item>
        <text:list-item>
          <text:p text:style-name="P34"><text:span text:style-name="T9">Éxito</text:span>:</text:p>
          <text:list>
            <text:list-item>
              <text:p text:style-name="P101">Confirmación visual: ✅ Check verde al lado del campo válido.</text:p>
            </text:list-item>
          </text:list>
        </text:list-item>
      </text:list>
      <text:p text:style-name="P10"><text:span text:style-name="T9">5. Accesibilidad</text:span></text:p>
      <text:p text:style-name="Standard">Diseño inclusivo para todos los usuarios:</text:p>
      <text:list xml:id="list483085096" text:style-name="WWNum64">
        <text:list-item>
          <text:p text:style-name="P35"><text:span text:style-name="T9">Teclado</text:span>:</text:p>
          <text:list>
            <text:list-item>
              <text:p text:style-name="P102">Navegación con Tab y Enter.</text:p>
            </text:list-item>
            <text:list-item>
              <text:p text:style-name="P102">Prueba: Usar solo el teclado para completar el form.</text:p>
            </text:list-item>
          </text:list>
        </text:list-item>
        <text:list-item>
          <text:p text:style-name="P35"><text:span text:style-name="T9">Lectores de pantalla:</text:span></text:p>
          <text:list>
            <text:list-item>
              <text:p text:style-name="P102">Etiquetas HTML &lt;label&gt; asociadas a campos.</text:p>
            </text:list-item>
            <text:list-item>
              <text:p text:style-name="P102">ARIA labels para elementos complejos.</text:p>
            </text:list-item>
          </text:list>
        </text:list-item>
        <text:list-item>
          <text:p text:style-name="P35"><text:span text:style-name="T9">Contraste</text:span>:</text:p>
          <text:list>
            <text:list-item>
              <text:p text:style-name="P102">Texto vs fondo ≥ 4.5:1 (<text:a xlink:type="simple" xlink:href="https://webaim.org/resources/contrastchecker/" text:style-name="ListLabel_20_631" text:visited-style-name="ListLabel_20_631"><text:span text:style-name="T16">verificador online</text:span></text:a>).</text:p>
            </text:list-item>
          </text:list>
        </text:list-item>
      </text:list>
      <text:p text:style-name="P1"/>
      <text:p text:style-name="Standard"><text:soft-page-break/><text:span text:style-name="T9">Checklist de Evaluación</text:span></text:p>
      <text:p text:style-name="Standard">Antes de publicar un formulario, verifica:</text:p>
      <text:list xml:id="list510667816" text:style-name="WWNum5">
        <text:list-item>
          <text:p text:style-name="P36">¿Cada campo tiene una etiqueta clara?</text:p>
        </text:list-item>
        <text:list-item>
          <text:p text:style-name="P36">¿Se eliminaron todos los campos innecesarios?</text:p>
        </text:list-item>
        <text:list-item>
          <text:p text:style-name="P36">¿El orden de llenado sigue una lógica natural?</text:p>
        </text:list-item>
        <text:list-item>
          <text:p text:style-name="P36">¿Los errores se explican con precisión?</text:p>
        </text:list-item>
        <text:list-item>
          <text:p text:style-name="P36">¿Puede completarse solo con teclado?</text:p>
        </text:list-item>
      </text:list>
      <text:p text:style-name="P135"><text:bookmark text:name="_p4refchacku0"/>3. Estructuras probadas para optimizar la experiencia de usuario</text:p>
      <text:p text:style-name="Heading_20_2"><text:bookmark text:name="_rb8xpaccsrzw"/>3.1 Formulario de Una Sola Columna</text:p>
      <text:p text:style-name="Standard"><text:span text:style-name="T9">✅ Ventajas:</text:span></text:p>
      <text:list xml:id="list2397413134" text:style-name="WWNum1">
        <text:list-item>
          <text:p text:style-name="P37">Sigue el flujo natural de lectura (de arriba a abajo).</text:p>
        </text:list-item>
        <text:list-item>
          <text:p text:style-name="P37">Mejor adaptación a móviles (evita scroll horizontal).</text:p>
        </text:list-item>
        <text:list-item>
          <text:p text:style-name="P37">Reduce errores de enfoque visual.</text:p>
        </text:list-item>
      </text:list>
      <text:p text:style-name="Standard"><text:span text:style-name="T9">📱 Ejemplo para móvil:</text:span></text:p>
      <text:p text:style-name="Standard">[Registro de Usuario] <text:s/></text:p>
      <text:p text:style-name="Standard">1. Nombre completo: [_________] <text:s/></text:p>
      <text:p text:style-name="Standard">2. Email: [_________] <text:s/></text:p>
      <text:p text:style-name="Standard">3. Contraseña: [_________] <text:s/></text:p>
      <text:p text:style-name="Standard">[REGISTRARSE] </text:p>
      <text:p text:style-name="Standard"/>
      <text:p text:style-name="Standard"><text:span text:style-name="T9">🔧 Cuándo usarlo:</text:span></text:p>
      <text:list xml:id="list1583216832" text:style-name="WWNum49">
        <text:list-item>
          <text:p text:style-name="P38">Formularios con menos de 10 campos.</text:p>
        </text:list-item>
        <text:list-item>
          <text:p text:style-name="P38">Dispositivos móviles.</text:p>
        </text:list-item>
        <text:list-item>
          <text:p text:style-name="P38">Procesos lineales (registro, login).</text:p>
        </text:list-item>
      </text:list>
      <text:p text:style-name="Heading_20_2"><text:bookmark text:name="_9y7cvmq8teqz"/>3.2 Formulario Dividido por Pasos (Wizard)</text:p>
      <text:p text:style-name="Standard">✅ <text:span text:style-name="T9">Ventajas</text:span>:</text:p>
      <text:list xml:id="list1512957282" text:style-name="WWNum39">
        <text:list-item>
          <text:p text:style-name="P39">Reduce la carga cognitiva al dividir tareas complejas.</text:p>
        </text:list-item>
        <text:list-item>
          <text:p text:style-name="P39">Muestra progreso claro (ej.: "Paso 2 de 4").</text:p>
        </text:list-item>
        <text:list-item>
          <text:p text:style-name="P39"><text:soft-page-break/>Ideal para formularios con +15 campos.</text:p>
        </text:list-item>
      </text:list>
      <text:p text:style-name="Standard"><text:span text:style-name="T9">📊 Ejemplo:</text:span></text:p>
      <text:p text:style-name="Standard">[Inscripción al Curso] <text:s/></text:p>
      <text:p text:style-name="Standard">▰▰▱▱▱ 40% completado <text:s/></text:p>
      <text:p text:style-name="Standard">**Paso 2: Datos Académicos** <text:s/></text:p>
      <text:p text:style-name="Standard">1. Universidad: [_________] <text:s/></text:p>
      <text:p text:style-name="Standard">2. Carrera: [_________] <text:s/></text:p>
      <text:p text:style-name="Standard">[SIGUIENTE →] </text:p>
      <text:p text:style-name="Standard"><text:span text:style-name="T9">🔧 Cuándo usarlo:</text:span></text:p>
      <text:list xml:id="list1244667876" text:style-name="WWNum26">
        <text:list-item>
          <text:p text:style-name="P40">Checkouts de compra.</text:p>
        </text:list-item>
        <text:list-item>
          <text:p text:style-name="P40">Registros con múltiples secciones (ej.: CV en portales de empleo).</text:p>
        </text:list-item>
      </text:list>
      <text:p text:style-name="Heading_20_2"><text:bookmark text:name="_gemakk48xvty"/>3.3 Campos Dependientes</text:p>
      <text:p text:style-name="Standard"><text:span text:style-name="T9">✅ Ventajas:</text:span></text:p>
      <text:list xml:id="list603989246" text:style-name="WWNum54">
        <text:list-item>
          <text:p text:style-name="P41">Personaliza la experiencia mostrando solo lo relevante.</text:p>
        </text:list-item>
        <text:list-item>
          <text:p text:style-name="P41">Evita campos innecesarios.</text:p>
        </text:list-item>
      </text:list>
      <text:p text:style-name="P1"/>
      <text:p text:style-name="P1"/>
      <text:p text:style-name="P1"/>
      <text:p text:style-name="Standard"><text:span text:style-name="T9">🔄 Ejemplo:</text:span></text:p>
      <text:p text:style-name="Standard">1. País: [España ▼] <text:s/></text:p>
      <text:p text:style-name="Standard">2. Provincia: [Madrid ▼] *(solo aparece si se selecciona España)* <text:s/></text:p>
      <text:p text:style-name="Standard"><text:soft-page-break/>3. Código postal: [_________] *(solo aparece si se elige Madrid)* </text:p>
      <text:p text:style-name="Standard">🔧 Cuándo usarlo:</text:p>
      <text:list xml:id="list2635864058" text:style-name="WWNum17">
        <text:list-item>
          <text:p text:style-name="P42">Formularios con opciones jerárquicas (direcciones, categorías).</text:p>
        </text:list-item>
        <text:list-item>
          <text:p text:style-name="P42">Para simplificar formularios largos.</text:p>
        </text:list-item>
      </text:list>
      <text:p text:style-name="Heading_20_2"><text:bookmark text:name="_1680ecqc8gnm"/>3.4 Campos Agrupados en Bloques</text:p>
      <text:p text:style-name="Standard"><text:span text:style-name="T9">✅ Ventajas:</text:span></text:p>
      <text:list xml:id="list224343380" text:style-name="WWNum43">
        <text:list-item>
          <text:p text:style-name="P43">Organiza la información por contexto.</text:p>
        </text:list-item>
        <text:list-item>
          <text:p text:style-name="P43">Facilita el escaneo visual.</text:p>
        </text:list-item>
      </text:list>
      <text:p text:style-name="Standard"><text:span text:style-name="T9">📦 Ejemplo:</text:span></text:p>
      <text:p text:style-name="Standard">**Datos Personales** <text:s/></text:p>
      <text:p text:style-name="Standard">1. Nombre: [_________] <text:s/></text:p>
      <text:p text:style-name="Standard">2. Edad: [_________] <text:s/></text:p>
      <text:p text:style-name="Standard"/>
      <text:p text:style-name="Standard">**Dirección** <text:s/></text:p>
      <text:p text:style-name="Standard">3. Calle: [_________] <text:s/></text:p>
      <text:p text:style-name="Standard">4. Ciudad: [_________] </text:p>
      <text:p text:style-name="Standard">🔧 Cuándo usarlo:</text:p>
      <text:list xml:id="list3681711566" text:style-name="WWNum70">
        <text:list-item>
          <text:p text:style-name="P44">Formularios con múltiples temáticas (ej.: perfil de usuario, pedidos).</text:p>
        </text:list-item>
        <text:list-item>
          <text:p text:style-name="P44">Cuando se requiere claridad en secciones complejas.</text:p>
        </text:list-item>
      </text:list>
      <text:p text:style-name="Heading_20_2"><text:bookmark text:name="_9i16fme0w51"/>3.5 Autocompletado y Sugerencias</text:p>
      <text:p text:style-name="Standard"><text:span text:style-name="T9">✅ Ventajas:</text:span></text:p>
      <text:list xml:id="list1684193583" text:style-name="WWNum24">
        <text:list-item>
          <text:p text:style-name="P45"><text:soft-page-break/>Acelera el llenado (hasta un 30% más rápido).</text:p>
        </text:list-item>
        <text:list-item>
          <text:p text:style-name="P45">Reduce errores (ej.: en direcciones o búsquedas).</text:p>
        </text:list-item>
      </text:list>
      <text:p text:style-name="Standard"><text:span text:style-name="T9">🔍 Ejemplo:</text:span></text:p>
      <text:p text:style-name="Standard">Ciudad: [Madrid] <text:s/></text:p>
      <text:p text:style-name="Standard">Sugerencias: <text:s/></text:p>
      <text:p text:style-name="Standard">- Madrid, España <text:s/></text:p>
      <text:p text:style-name="Standard">- Madrid, Colombia </text:p>
      <text:p text:style-name="Standard"><text:span text:style-name="T9">🔧 Cuándo usarlo:</text:span></text:p>
      <text:list xml:id="list3817231409" text:style-name="WWNum41">
        <text:list-item>
          <text:p text:style-name="P46">Campos con opciones limitadas (países, ciudades).</text:p>
        </text:list-item>
        <text:list-item>
          <text:p text:style-name="P46">Búsquedas predictivas (ej.: productos en e-commerce).</text:p>
        </text:list-item>
      </text:list>
      <text:p text:style-name="P1"/>
      <text:p text:style-name="P1"/>
      <text:p text:style-name="P129"><text:span text:style-name="T9">Comparativa de Patro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><text:span text:style-name="T9">Patrón</text:span></text:p>
          </table:table-cell>
          <table:table-cell table:style-name="Table2.B1" office:value-type="string">
            <text:p text:style-name="P26"><text:span text:style-name="T9">Mejor Para</text:span></text:p>
          </table:table-cell>
          <table:table-cell table:style-name="Table2.B1" office:value-type="string">
            <text:p text:style-name="P26"><text:span text:style-name="T9">Complejidad</text:span>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Una columna</text:span></text:p>
          </table:table-cell>
          <table:table-cell table:style-name="Table2.B1" office:value-type="string">
            <text:p text:style-name="P25">Móviles, forms cortos</text:p>
          </table:table-cell>
          <table:table-cell table:style-name="Table2.B1" office:value-type="string">
            <text:p text:style-name="P25">Baj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Wizard</text:span></text:p>
          </table:table-cell>
          <table:table-cell table:style-name="Table2.B1" office:value-type="string">
            <text:p text:style-name="P25">Procesos largos/multipaso</text:p>
          </table:table-cell>
          <table:table-cell table:style-name="Table2.B1" office:value-type="string">
            <text:p text:style-name="P25">Alt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Campos dependientes</text:span></text:p>
          </table:table-cell>
          <table:table-cell table:style-name="Table2.B1" office:value-type="string">
            <text:p text:style-name="P25">Jerarquías de datos</text:p>
          </table:table-cell>
          <table:table-cell table:style-name="Table2.B1" office:value-type="string">
            <text:p text:style-name="P25">Medi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Bloques</text:span></text:p>
          </table:table-cell>
          <table:table-cell table:style-name="Table2.B1" office:value-type="string">
            <text:p text:style-name="P25">Organizar información</text:p>
          </table:table-cell>
          <table:table-cell table:style-name="Table2.B1" office:value-type="string">
            <text:p text:style-name="P25">Baj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Autocompletado</text:span></text:p>
          </table:table-cell>
          <table:table-cell table:style-name="Table2.B1" office:value-type="string">
            <text:p text:style-name="P25">Opciones predefinidas</text:p>
          </table:table-cell>
          <table:table-cell table:style-name="Table2.B1" office:value-type="string">
            <text:p text:style-name="P25">Media</text:p>
          </table:table-cell>
        </table:table-row>
      </table:table>
      <text:p text:style-name="Standard"/>
      <text:p text:style-name="Heading_20_1"><text:bookmark text:name="_np4ywee76dm1"/>4. Normativa y buenas prácticas de implementación</text:p>
      <text:p text:style-name="Heading_20_2"><text:bookmark text:name="_vkia11t1towi"/>4.1. Normas de accesibilidad (WCAG 2.1)</text:p>
      <text:list xml:id="list812518609" text:style-name="WWNum35">
        <text:list-item>
          <text:p text:style-name="P47">Etiquetado correcto: Todos los campos de formulario (input, select, textarea) deberán estar asociados explícitamente a su label mediante el atributo for y id, garantizando que los lectores de pantalla puedan interpretarlos correctamente.</text:p>
        </text:list-item>
        <text:list-item>
          <text:p text:style-name="P47">Contraste de color: El ratio de contraste entre texto y fondo deberá ser mínimo de 4.5:1 (AA) para texto normal y 3:1 para texto grande. Se verificará con herramientas como Lighthouse o contrast checker.</text:p>
        </text:list-item>
        <text:list-item>
          <text:p text:style-name="P47">Información no colorística: Nunca se utilizará el color como único medio para conveyer información (ej: errores). Se complementará con iconos, textura o mensajes de texto explícitos.</text:p>
        </text:list-item>
        <text:list-item>
          <text:p text:style-name="P47">Mensajes de error accesibles: Los mensajes de error deberán ser específicos, vinculados al campo correspondiente mediante aria-describedby, y sugerir soluciones claras (ej: "La contraseña debe tener al menos 8 caracteres" en lugar de "Contraseña inválida").</text:p>
        </text:list-item>
        <text:list-item>
          <text:p text:style-name="P47">Navegación por teclado: Todos los componentes interactivos (botones, enlaces, formularios) deberán ser completamente navegables y operables mediante teclado, con un foco visible y claro.</text:p>
        </text:list-item>
      </text:list>
      <text:p text:style-name="Heading_20_2"><text:bookmark text:name="_qik6y95e2f5k"/>4.2. Normas de usabilidad</text:p>
      <text:list xml:id="list3306708361" text:style-name="WWNum28">
        <text:list-item>
          <text:p text:style-name="P48">Campo activo destacado: El campo en foco deberá tener un estilo distintivo (cambio de color de borde, sombra suave, grosor aumentado) para que el usuario identifique fácilmente dónde se encuentra.</text:p>
        </text:list-item>
        <text:list-item>
          <text:p text:style-name="P48">Validaciones inmediatas y no intrusivas:</text:p>
          <text:list>
            <text:list-item>
              <text:p text:style-name="P103">Las validaciones de formato (ej: email) se realizarán después de que el usuario abandone el campo (evento blur).</text:p>
            </text:list-item>
            <text:list-item>
              <text:p text:style-name="P103">Los errores se mostrarán de forma clara pero discreta, sin interrumpir el flujo de escritura.</text:p>
            </text:list-item>
            <text:list-item>
              <text:p text:style-name="P103">Los formularios validarán en tiempo real solo cuando sea estrictamente necesario (ej: disponibilidad de usuario).</text:p>
            </text:list-item>
          </text:list>
        </text:list-item>
        <text:list-item>
          <text:p text:style-name="P48"><text:soft-page-break/>Visibilidad del botón de envío:</text:p>
          <text:list>
            <text:list-item>
              <text:p text:style-name="P103">El botón de envío (call-to-action principal) permanecerá siempre visible en el viewport, ya sea fijo en la parte inferior o anclado en la estructura del formulario.</text:p>
            </text:list-item>
            <text:list-item>
              <text:p text:style-name="P103">En formularios largos, se garantizará que el botón sea accesible mediante scroll sin necesidad de recorrer todo el formulario nuevamente.</text:p>
            </text:list-item>
          </text:list>
        </text:list-item>
        <text:list-item>
          <text:p text:style-name="P48">Retroalimentación visual:</text:p>
          <text:list>
            <text:list-item>
              <text:p text:style-name="P103">Todas las acciones del usuario (hover, clic, envío) contarán con feedback visual inmediato (cambios de color, transformaciones suaves, microinteracciones).</text:p>
            </text:list-item>
            <text:list-item>
              <text:p text:style-name="P103">Los estados de carga se indicarán con spinners o esqueletos de carga, nunca dejando al usuario sin respuesta.</text:p>
            </text:list-item>
          </text:list>
        </text:list-item>
        <text:list-item>
          <text:p text:style-name="P48">Diseño responsive:</text:p>
          <text:list>
            <text:list-item>
              <text:p text:style-name="P103">Los formularios y botones se adaptarán a diferentes tamaños de pantalla, manteniendo la legibilidad y facilidad de interacción en dispositivos móviles (tamaños mínimos de touch de 44x44px).</text:p>
            </text:list-item>
          </text:list>
        </text:list-item>
      </text:list>
      <text:p text:style-name="Heading_20_2"><text:bookmark text:name="_beq0mdpm6v59"/>4.3. Normas de desarrollo web (aplicables a otras tecnologías)</text:p>
      <text:p text:style-name="Standard">Para garantizar que los formularios web sean accesibles, usables y técnicamente robustos, es fundamental seguir estándares y buenas prácticas reconocidas. A continuación, se detallan las normas clave en tres aspectos críticos: accesibilidad, usabilidad y desarrollo web.</text:p>
      <text:p text:style-name="Standard"><text:span text:style-name="T9">a. Normas de accesibilidad (WCAG 2.1)</text:span></text:p>
      <text:p text:style-name="Standard">Las Pautas de Accesibilidad para el Contenido Web (WCAG 2.1) establecen criterios para que los formularios sean utilizables por personas con discapacidades. Algunas prácticas esenciales incluyen:</text:p>
      <text:list xml:id="list3974892317" text:style-name="WWNum3">
        <text:list-item>
          <text:p text:style-name="P49">Asociar label con input mediante el atributo for:<text:line-break/>Vincular explícitamente las etiquetas (&lt;label&gt;) con sus campos correspondientes mediante el atributo for (que debe coincidir con el id del input). Esto mejora la navegación con lectores de pantalla.</text:p>
        </text:list-item>
        <text:list-item>
          <text:p text:style-name="P49">html</text:p>
        </text:list-item>
      </text:list>
      <text:list xml:id="list3734796119" text:style-name="WWNum14">
        <text:list-item>
          <text:p text:style-name="P50">&lt;label for="nombre"&gt;Nombre:&lt;/label&gt;</text:p>
        </text:list-item>
      </text:list>
      <text:list xml:id="list104452004371100" text:continue-list="list3974892317" text:style-name="WWNum3">
        <text:list-item>
          <text:p text:style-name="P49">&lt;input type="text" id="nombre" name="nombre"&gt;</text:p>
        </text:list-item>
        <text:list-item>
          <text:p text:style-name="P49">Evitar colores como única fuente de información:<text:line-break/>No depender únicamente del color para indicar errores o estados (ej: solo rojo para un campo inválido). Incluir texto descriptivo o iconos accesibles.</text:p>
        </text:list-item>
        <text:list-item>
          <text:p text:style-name="P49">Proveer mensajes de error con contexto:<text:line-break/>Los mensajes de error deben ser claros, específicos y vinculados al campo correspondiente (usando aria-describedby o aria-live para dinamismo).</text:p>
        </text:list-item>
      </text:list>
      <text:p text:style-name="Standard">Para garantizar que los formularios sean accesibles, usables y técnicamente robustos en cualquier entorno (web, móvil, escritorio o CLI), es fundamental seguir estándares y buenas prácticas reconocidas. A continuación, se detallan las normas clave en tres aspectos críticos:</text:p>
      <text:p text:style-name="Standard"><text:span text:style-name="T9">b. Normas de accesibilidad</text:span></text:p>
      <text:list xml:id="list4047011006" text:style-name="WWNum10">
        <text:list-item>
          <text:p text:style-name="P51">Etiquetado claro:</text:p>
          <text:list>
            <text:list-item>
              <text:p text:style-name="P104"><text:soft-page-break/>Asociar siempre etiquetas descriptivas a los campos (en web con &lt;label&gt;, en móvil con InputDecoration.labelText, en CLI con textos guía).</text:p>
            </text:list-item>
            <text:list-item>
              <text:p text:style-name="P104">Evitar instrucciones ambiguas (ej: "Ingrese datos" → mejor "Nombre completo").</text:p>
            </text:list-item>
          </text:list>
        </text:list-item>
        <text:list-item>
          <text:p text:style-name="P51">Contraste y legibilidad:</text:p>
          <text:list>
            <text:list-item>
              <text:p text:style-name="P104">Garantizar suficiente contraste entre texto y fondo (mínimo 4.5:1 para texto normal según WCAG).</text:p>
            </text:list-item>
            <text:list-item>
              <text:p text:style-name="P104">No depender solo del color para transmitir información (ej: rojo para errores → añadir un icono o texto).</text:p>
            </text:list-item>
          </text:list>
        </text:list-item>
        <text:list-item>
          <text:p text:style-name="P51">Navegación intuitiva:</text:p>
          <text:list>
            <text:list-item>
              <text:p text:style-name="P104">En web, asegurar que el foco del teclado sea visible (:focus en CSS).</text:p>
            </text:list-item>
            <text:list-item>
              <text:p text:style-name="P104">En móvil, permitir navegación secuencial entre campos (evitar trampas de foco).</text:p>
            </text:list-item>
          </text:list>
        </text:list-item>
      </text:list>
      <text:p text:style-name="Standard"><text:span text:style-name="T9">c. Normas de usabilidad</text:span></text:p>
      <text:list xml:id="list3700898109" text:style-name="WWNum66">
        <text:list-item>
          <text:p text:style-name="P52">Feedback inmediato:</text:p>
          <text:list>
            <text:list-item>
              <text:p text:style-name="P105">Validaciones en tiempo real (ej: formato de email incorrecto) sin bloquear el envío hasta que se corrija.</text:p>
            </text:list-item>
            <text:list-item>
              <text:p text:style-name="P105">Mensajes de error específicos (no "Campo inválido", sino "El email debe contener '@'").</text:p>
            </text:list-item>
          </text:list>
        </text:list-item>
        <text:list-item>
          <text:p text:style-name="P52">Diseño consistente:</text:p>
          <text:list>
            <text:list-item>
              <text:p text:style-name="P105">Mantener el mismo estilo para campos similares (ej: todos los inputs de texto con igual padding).</text:p>
            </text:list-item>
            <text:list-item>
              <text:p text:style-name="P105">En móvil, usar teclados adecuados al tipo de dato (numérico para teléfonos, email con "@").</text:p>
            </text:list-item>
          </text:list>
        </text:list-item>
        <text:list-item>
          <text:p text:style-name="P52">Acciones accesibles:</text:p>
          <text:list>
            <text:list-item>
              <text:p text:style-name="P105">Botones principales (como "Enviar") visibles sin necesidad de scroll excesivo.</text:p>
            </text:list-item>
            <text:list-item>
              <text:p text:style-name="P105">En CLI, confirmar acciones críticas (ej: "¿Está seguro? [S/N]").</text:p>
            </text:list-item>
          </text:list>
        </text:list-item>
      </text:list>
      <text:p text:style-name="Standard"><text:span text:style-name="T9">d. Normas técnicas</text:span></text:p>
      <text:list xml:id="list502596683" text:style-name="WWNum45">
        <text:list-item>
          <text:p text:style-name="P53">Semántica y estructura:</text:p>
          <text:list>
            <text:list-item>
              <text:p text:style-name="P106">Agrupar campos relacionados visual y lógicamente (en web con &lt;fieldset&gt;, en Flutter con Column o InputDecorator).</text:p>
            </text:list-item>
            <text:list-item>
              <text:p text:style-name="P106"><text:soft-page-break/>Priorizar componentes nativos sobre customizados para mejor rendimiento y accesibilidad.</text:p>
            </text:list-item>
          </text:list>
        </text:list-item>
        <text:list-item>
          <text:p text:style-name="P53">Nomenclatura coherente:</text:p>
          <text:list>
            <text:list-item>
              <text:p text:style-name="P106">Usar nombres descriptivos en variables y IDs (userEmail en lugar de input1).</text:p>
            </text:list-item>
            <text:list-item>
              <text:p text:style-name="P106">En formularios multipasos, evitar reiniciar estados accidentalmente.</text:p>
            </text:list-item>
          </text:list>
        </text:list-item>
        <text:list-item>
          <text:p text:style-name="P53">Optimización para distintos entornos:</text:p>
          <text:list>
            <text:list-item>
              <text:p text:style-name="P106">En móvil, minimizar el uso de pop-ups que interrumpan el flujo.</text:p>
            </text:list-item>
            <text:list-item>
              <text:p text:style-name="P106">En CLI, evitar inputs largos sin opción de cancelar.</text:p>
            </text:list-item>
          </text:list>
        </text:list-item>
      </text:list>
      <text:p text:style-name="Standard">Ya sea en web, móvil (Flutter/React Native/Androdi), aplicaciones de escritorio o terminales, estas prácticas aseguran formularios inclusivos, eficientes y mantenibles. La clave está en adaptar los principios generales (accesibilidad, feedback claro y estructura lógica) al contexto específico de cada plataforma.</text:p>
      <text:p text:style-name="P135"><text:bookmark text:name="_dreh9mxh9qb0"/>5. Tipos de campos más comunes</text:p>
      <text:p text:style-name="Heading_20_2"><text:bookmark text:name="_5hs4evxo0nia"/>5.1 Campos de entrada básica</text:p>
      <text:p text:style-name="Standard"><text:span text:style-name="T9">Campos de Texto Simple<text:line-break/></text:span>Estos son los componentes más fundamentales en cualquier interfaz. Su diseño va más allá de simplemente permitir la entrada de texto:</text:p>
      <text:list xml:id="list4037703890" text:style-name="WWNum30">
        <text:list-item>
          <text:p text:style-name="P54">Mecanismos de Ayuda: Deben incluir placeholders que desaparezcan al comenzar a escribir, pero también etiquetas persistentes para no perder contexto</text:p>
        </text:list-item>
        <text:list-item>
          <text:p text:style-name="P54">Validación Inteligente: No solo verificar al final, sino durante la escritura (ej: contador de caracteres restantes)</text:p>
        </text:list-item>
        <text:list-item>
          <text:p text:style-name="P54">Adaptación Contextual: En móviles, deben ajustar el teclado según el tipo de dato (email, URL, etc.)</text:p>
        </text:list-item>
        <text:list-item>
          <text:p text:style-name="P54">Manejo de Errores: Mostrar mensajes específicos cerca del campo, con iconos reconocibles y sugerencias de corrección</text:p>
        </text:list-item>
      </text:list>
      <text:p text:style-name="Standard"><text:span text:style-name="T9">Campos de Contraseña<text:line-break/></text:span>La seguridad y usabilidad deben equilibrarse cuidadosamente:</text:p>
      <text:list xml:id="list2176493684" text:style-name="WWNum56">
        <text:list-item>
          <text:p text:style-name="P55">Feedback Visual: Barras de fortaleza que cambien dinámicamente según complejidad</text:p>
        </text:list-item>
        <text:list-item>
          <text:p text:style-name="P55">Políticas Flexibles: Permitir ver la contraseña temporalmente, pero con controles (ej: solo mientras se mantiene presionado un icono)</text:p>
        </text:list-item>
        <text:list-item>
          <text:p text:style-name="P55">Sugerencias Constructivas: En lugar de solo decir "débil", explicar cómo mejorarla ("Intenta añadir símbolos")</text:p>
        </text:list-item>
        <text:list-item>
          <text:p text:style-name="P55">Integración con Gestores: Opción para generar contraseñas seguras o importar de gestores externos</text:p>
        </text:list-item>
      </text:list>
      <text:p text:style-name="Heading_20_2"><text:bookmark text:name="_80g4y6clnbfp"/>5.2 Componentes de selección</text:p>
      <text:p text:style-name="Standard"><text:span text:style-name="T9">Checkboxes vs Radio Buttons (Elección técnica)<text:line-break/></text:span>La decisión entre estos componentes tiene implicaciones profundas:</text:p>
      <text:list xml:id="list1836421301" text:style-name="WWNum8">
        <text:list-item>
          <text:p text:style-name="P56">Modelo Mental: Checkboxes para opciones independientes (puedes seleccionar café y té), radios para mutuamente excluyentes (solo café o té)</text:p>
        </text:list-item>
        <text:list-item>
          <text:p text:style-name="P56">Diseño Accesible: Agrupación visual clara con spacing adecuado, especialmente importante en formularios complejos</text:p>
        </text:list-item>
        <text:list-item>
          <text:p text:style-name="P56">Estados Especiales: Checkboxes pueden tener estado indeterminado (ej: "seleccionar todos" parcialmente)</text:p>
        </text:list-item>
        <text:list-item>
          <text:p text:style-name="P56">Patrones Móviles: En pantallas pequeñas, a veces se usan chips o switches como alternativa</text:p>
        </text:list-item>
      </text:list>
      <text:p text:style-name="Standard"><text:span text:style-name="T9">Menús Desplegables<text:line-break/></text:span>Los dropdowns parecen simples, pero requieren cuidados especiales:</text:p>
      <text:list xml:id="list3712501292" text:style-name="WWNum22">
        <text:list-item>
          <text:p text:style-name="P57">Rendimiento: Para listas con +100 ítems, implementar virtualización (solo renderizar lo visible)</text:p>
        </text:list-item>
        <text:list-item>
          <text:p text:style-name="P57">Búsqueda Integrada: En listas largas, añadir campo de búsqueda interna</text:p>
        </text:list-item>
        <text:list-item>
          <text:p text:style-name="P57"><text:soft-page-break/>Jerarquía Visual: Usar agrupaciones con encabezados y separadores visuales</text:p>
        </text:list-item>
        <text:list-item>
          <text:p text:style-name="P57">Selección Múltilpe: Cuando se permite, mostrar claramente los ítems seleccionados (número o chips)</text:p>
        </text:list-item>
      </text:list>
      <text:p text:style-name="Standard"/>
      <text:p text:style-name="Heading_20_2"><text:bookmark text:name="_nl2r5d4y1k0l"/>5.3 Campos especializados</text:p>
      <text:p text:style-name="Standard"><text:span text:style-name="T9">Selectores de fecha</text:span><text:line-break/>Más que un simple calendario:</text:p>
      <text:list xml:id="list4212548529" text:style-name="WWNum36">
        <text:list-item>
          <text:p text:style-name="P58">Patrones de Uso: Selector modal en móvil vs inline en desktop según espacio</text:p>
        </text:list-item>
        <text:list-item>
          <text:p text:style-name="P58">Rangos Complejos: Manejo de periodos con validación cruzada (fecha inicio no posterior a fin)</text:p>
        </text:list-item>
        <text:list-item>
          <text:p text:style-name="P58">Contexto Cultural: Adaptar formato (dd/mm vs mm/dd) y días festivos según región</text:p>
        </text:list-item>
        <text:list-item>
          <text:p text:style-name="P58">Accesos Directos: "Hoy", "Próxima semana" para uso rápido</text:p>
        </text:list-item>
      </text:list>
      <text:p text:style-name="Standard"><text:span text:style-name="T9">Subida de archivos (Flujo completo)<text:line-break/></text:span>Un proceso que va más allá del input file básico:</text:p>
      <text:list xml:id="list1715955423" text:style-name="WWNum53">
        <text:list-item>
          <text:p text:style-name="P59">Previsualización Inteligente: Miniaturas para imágenes, iconos para documentos</text:p>
        </text:list-item>
        <text:list-item>
          <text:p text:style-name="P59">Progreso Detallado: Porcentaje, velocidad, tiempo estimado</text:p>
        </text:list-item>
        <text:list-item>
          <text:p text:style-name="P59">Edición Inmediata: Rotar/recortar imágenes antes de subir</text:p>
        </text:list-item>
        <text:list-item>
          <text:p text:style-name="P59">Gestión de Errores: Tamaño máximo, tipo incorrecto, con opciones para corregir</text:p>
        </text:list-item>
      </text:list>
      <text:p text:style-name="Heading_20_2"><text:bookmark text:name="_mda7vjsrw7pg"/>5.4 Componentes avanzados</text:p>
      <text:p text:style-name="Standard"><text:span text:style-name="T9">Búsqueda predictiva (Arquitectura)<text:line-break/></text:span>Cómo implementar autocompletado efectivo:</text:p>
      <text:list xml:id="list905562085" text:style-name="WWNum65">
        <text:list-item>
          <text:p text:style-name="P60">Debounce intelligente: Esperar pausas en la escritura para no saturar</text:p>
        </text:list-item>
        <text:list-item>
          <text:p text:style-name="P60">Priorización: Mostrar primero los resultados más relevantes</text:p>
        </text:list-item>
        <text:list-item>
          <text:p text:style-name="P60">Búsqueda Federada: Combinar resultados de distintas fuentes</text:p>
        </text:list-item>
        <text:list-item>
          <text:p text:style-name="P60">Historial Contextual: Recordar búsquedas anteriores relacionadas</text:p>
        </text:list-item>
      </text:list>
      <text:p text:style-name="Standard"><text:span text:style-name="T9">Gestión de tags (Interacción compleja)<text:line-break/></text:span>Componentes dinámicos que requieren:</text:p>
      <text:list xml:id="list2551179253" text:style-name="WWNum29">
        <text:list-item>
          <text:p text:style-name="P61"><text:soft-page-break/>Creación fluida: Convertir texto en tags con comma o enter</text:p>
        </text:list-item>
        <text:list-item>
          <text:p text:style-name="P61">Sugerencias: Mostrar opciones existentes al comenzar a escribir</text:p>
        </text:list-item>
        <text:list-item>
          <text:p text:style-name="P61">Edición directa: Poder modificar tags existentes</text:p>
        </text:list-item>
        <text:list-item>
          <text:p text:style-name="P61">Límites visuales: Mostrar contador cuando se alcanza el máximo</text:p>
        </text:list-item>
      </text:list>
      <text:p text:style-name="Heading_20_2"><text:bookmark text:name="_lrt00wwila3c"/>5.5 Consideraciones multiplataforma</text:p>
      <text:p text:style-name="Standard"><text:span text:style-name="T9">Adaptación Responsive (Estrategias)<text:line-break/></text:span>Cómo los campos se comportan en distintos dispositivos:</text:p>
      <text:list xml:id="list3809693281" text:style-name="WWNum11">
        <text:list-item>
          <text:p text:style-name="P62">Reorganización: De vertical en móvil a horizontal en desktop cuando aplicable</text:p>
        </text:list-item>
        <text:list-item>
          <text:p text:style-name="P62">Jerarquía Visual: Campos más importantes primero, secundarios en acordeones</text:p>
        </text:list-item>
        <text:list-item>
          <text:p text:style-name="P62">Teclados Virtuales: Asegurar que no oculten campos críticos en móvil</text:p>
        </text:list-item>
        <text:list-item>
          <text:p text:style-name="P62">Gestos: Swipe para fechas, pinch-to-zoom para imágenes</text:p>
        </text:list-item>
      </text:list>
      <text:p text:style-name="Standard"><text:span text:style-name="T9">Patrones Emergentes (Futuro de los Formularios)<text:line-break/></text:span>Tendencias innovadoras:</text:p>
      <text:list xml:id="list2150657691" text:style-name="WWNum48">
        <text:list-item>
          <text:p text:style-name="P63">Voz a Texto: Dictado con puntuación automática</text:p>
        </text:list-item>
        <text:list-item>
          <text:p text:style-name="P63">Reconocimiento de Imágenes: Extraer texto de fotos de documentos</text:p>
        </text:list-item>
        <text:list-item>
          <text:p text:style-name="P63">Autocompletado con IA: Sugerir respuestas basadas en contexto</text:p>
        </text:list-item>
        <text:list-item>
          <text:p text:style-name="P63">Validación Proactiva: Corregir errores antes de que ocurran</text:p>
        </text:list-item>
      </text:list>
      <text:p text:style-name="Heading_20_2"><text:bookmark text:name="_u2uq1sn5p6o"/>5.6 Arquitectura de implementación</text:p>
      <text:p text:style-name="Standard"><text:span text:style-name="T9">Gestión de Estado</text:span></text:p>
      <text:list xml:id="list3663111809" text:style-name="WWNum58">
        <text:list-item>
          <text:p text:style-name="P64">Modelo Unidireccional: Actualización centralizada del estado</text:p>
        </text:list-item>
        <text:list-item>
          <text:p text:style-name="P64">Validación en Capas: Del cliente al servidor</text:p>
        </text:list-item>
        <text:list-item>
          <text:p text:style-name="P64">Serialización: Para guardar estado localmente</text:p>
        </text:list-item>
        <text:list-item>
          <text:p text:style-name="P64">Dependencias entre Campos: Actualizaciones en cascada</text:p>
        </text:list-item>
      </text:list>
      <text:p text:style-name="Standard"><text:soft-page-break/><text:span text:style-name="T9">Rendimiento (Optimizaciones)<text:line-break/></text:span>Lazy Loading: Cargar componentes solo cuando son necesarios</text:p>
      <text:list xml:id="list3897313946" text:style-name="WWNum15">
        <text:list-item>
          <text:p text:style-name="P65">Memoización: Evitar rerenders innecesarios</text:p>
        </text:list-item>
        <text:list-item>
          <text:p text:style-name="P65">Web Workers: Procesamiento pesado en segundo plano</text:p>
        </text:list-item>
        <text:list-item>
          <text:p text:style-name="P65">Virtualización: Solo renderizar campos visibles en listas largas</text:p>
        </text:list-item>
      </text:list>
      <text:p text:style-name="Standard"><text:span text:style-name="T9">Accesibilidad Profunda</text:span><text:line-break/>Navegación por Teclado: Tabulación lógica entre campos</text:p>
      <text:list xml:id="list2386054655" text:style-name="WWNum59">
        <text:list-item>
          <text:p text:style-name="P66">Screen Readers: Textos descriptivos para acciones complejas</text:p>
        </text:list-item>
        <text:list-item>
          <text:p text:style-name="P66">Modo Alto Contraste: Diseños alternativos verificados</text:p>
        </text:list-item>
        <text:list-item>
          <text:p text:style-name="P66">Control por Voz: Soporte completo para comandos</text:p>
        </text:list-item>
      </text:list>
      <text:p text:style-name="P136"><text:bookmark text:name="_81d24foffkqy"/>6. Feedback y validación de formularios</text:p>
      <text:p text:style-name="Standard">Un sistema efectivo de feedback en formularios debe comunicar claramente el estado de cada campo y del formulario completo, guiando al usuario para corregir errores y confirmando acciones exitosas. A continuación, se detallan los componentes clave:</text:p>
      <text:p text:style-name="Heading_20_2"><text:bookmark text:name="_i34xtggywoi"/>6.1 Feedback Inline (Junto al Campo)</text:p>
      <text:p text:style-name="Standard"><text:span text:style-name="T9">Propósito</text:span>: Proporcionar retroalimentación inmediata y contextual mientras el usuario interactúa con el campo.</text:p>
      <text:p text:style-name="Standard"><text:span text:style-name="T9">Implementación</text:span>:</text:p>
      <text:list xml:id="list3595577469" text:style-name="WWNum57">
        <text:list-item>
          <text:p text:style-name="P67">Ubicación: Mensajes posicionados debajo o al lado del campo afectado.</text:p>
        </text:list-item>
        <text:list-item>
          <text:p text:style-name="P67">Contenido:</text:p>
          <text:list>
            <text:list-item>
              <text:p text:style-name="P107">Errores: Texto específico (ej: "El email debe contener '@'" en lugar de "Campo inválido").</text:p>
            </text:list-item>
            <text:list-item>
              <text:p text:style-name="P107">Éxito: Confirmación sutil (ej: "✔ Formato válido") para campos complejos (contraseñas).</text:p>
            </text:list-item>
          </text:list>
        </text:list-item>
        <text:list-item>
          <text:p text:style-name="P67">Diseño:</text:p>
          <text:list>
            <text:list-item>
              <text:p text:style-name="P107">Color: Rojo (#FF0000 o #DC3545) para errores, verde (#28A745) para éxito.</text:p>
            </text:list-item>
            <text:list-item>
              <text:p text:style-name="P107">Jerarquía Visual: Tamaño de fuente ligeramente menor que el label, con icono asociado (❌/✅).</text:p>
            </text:list-item>
          </text:list>
        </text:list-item>
        <text:list-item>
          <text:p text:style-name="P67">Momento de Activación:</text:p>
          <text:list>
            <text:list-item>
              <text:p text:style-name="P107"><text:soft-page-break/>Durante la escritura: Para validaciones simples (longitud, formato).</text:p>
            </text:list-item>
            <text:list-item>
              <text:p text:style-name="P107">Al perder foco (blur): Para validaciones complejas (disponibilidad de usuario).</text:p>
            </text:list-item>
          </text:list>
        </text:list-item>
      </text:list>
      <text:p text:style-name="Standard"><text:span text:style-name="T9">Ejemplo Visual:</text:span></text:p>
      <text:p text:style-name="Standard">[Email: user@example.com <text:s text:c="3"/>✅ Válido] <text:s/></text:p>
      <text:p text:style-name="Standard">[Teléfono: 123 <text:s text:c="3"/>❌ Debe tener 9 dígitos] </text:p>
      <text:p text:style-name="Heading_20_2"><text:bookmark text:name="_czccpoqcydud"/>6.2 Feedback Global (Al Final del Formulario)</text:p>
      <text:p text:style-name="Standard"><text:span text:style-name="T9">Propósito</text:span>: Resumir problemas pendientes antes del envío o confirmar éxito tras la acción.</text:p>
      <text:p text:style-name="Standard"><text:span text:style-name="T9">Implementación:</text:span></text:p>
      <text:list xml:id="list3983707217" text:style-name="WWNum63">
        <text:list-item>
          <text:p text:style-name="P68">Ubicación: Encima del botón de envío o en zona destacada.</text:p>
        </text:list-item>
        <text:list-item>
          <text:p text:style-name="P68">Contenido:</text:p>
          <text:list>
            <text:list-item>
              <text:p text:style-name="P108">Errores: Lista concisa con enlaces a campos problemáticos (ej: "• Error en Email (ir al campo)").</text:p>
            </text:list-item>
            <text:list-item>
              <text:p text:style-name="P108">Éxito: Mensaje de confirmación + siguientes pasos (ej: "✔ Registro exitoso. Revise su email").</text:p>
            </text:list-item>
          </text:list>
        </text:list-item>
        <text:list-item>
          <text:p text:style-name="P68">Diseño:</text:p>
          <text:list>
            <text:list-item>
              <text:p text:style-name="P108">Color: Rojo para errores, verde para éxito, amarillo (#FFC107) para advertencias.</text:p>
            </text:list-item>
            <text:list-item>
              <text:p text:style-name="P108">Componentes:</text:p>
              <text:list>
                <text:list-item>
                  <text:p text:style-name="P130">Alertas con iconos (⚠️ para advertencias).</text:p>
                </text:list-item>
                <text:list-item>
                  <text:p text:style-name="P130">Botones de acción ("Corregir campos", "Volver al inicio"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⚠️ Hay 3 errores en el formulario: <text:s/></text:p>
      <text:p text:style-name="Standard">1. Email inválido <text:s/></text:p>
      <text:p text:style-name="Standard">2. Contraseña muy corta <text:s/></text:p>
      <text:p text:style-name="Standard"><text:soft-page-break/>3. Fecha requerida <text:s/></text:p>
      <text:p text:style-name="Standard">[Corregir Campos] </text:p>
      <text:p text:style-name="Standard"/>
      <text:p text:style-name="Heading_20_2"><text:bookmark text:name="_z7zrpg55tlwp"/>6.3 Iconografía (✅ ✔️ ❌)</text:p>
      <text:p text:style-name="Standard"><text:span text:style-name="T9">Propósito: </text:span>Reforzar visualmente el estado del campo sin depender solo del color (importante para daltonismo).</text:p>
      <text:p text:style-name="Standard"><text:span text:style-name="T9">Buenas Prácticas:</text:span></text:p>
      <text:list xml:id="list2940085166" text:style-name="WWNum44">
        <text:list-item>
          <text:p text:style-name="P69">Iconos Universales:</text:p>
          <text:list>
            <text:list-item>
              <text:p text:style-name="P109">✅/✔️: Validación exitosa.</text:p>
            </text:list-item>
            <text:list-item>
              <text:p text:style-name="P109">❌/⚠️: Error o advertencia.</text:p>
            </text:list-item>
            <text:list-item>
              <text:p text:style-name="P109">🔍: Campo con búsqueda en progreso.</text:p>
            </text:list-item>
          </text:list>
        </text:list-item>
        <text:list-item>
          <text:p text:style-name="P69">Ubicación:</text:p>
          <text:list>
            <text:list-item>
              <text:p text:style-name="P109">Al final del campo (derecha) o integrado en el borde.</text:p>
            </text:list-item>
          </text:list>
        </text:list-item>
        <text:list-item>
          <text:p text:style-name="P69">Accesibilidad:</text:p>
          <text:list>
            <text:list-item>
              <text:p text:style-name="P109">Texto alternativo (aria-label) para screen readers (ej: "Error: email inválido").</text:p>
            </text:list-item>
          </text:list>
        </text:list-item>
      </text:list>
      <text:p text:style-name="Heading_20_2"><text:bookmark text:name="_lv5xj634v1ko"/>6.4 Color y Texto (Rojo/Verde + Mensajes Claros)</text:p>
      <text:p text:style-name="Standard"><text:span text:style-name="T9">Propuesta de guía de Color:</text:span></text:p>
      <text:list xml:id="list3954967481" text:style-name="WWNum12">
        <text:list-item>
          <text:p text:style-name="P70">Errores:</text:p>
          <text:list>
            <text:list-item>
              <text:p text:style-name="P110">Rojo (#DC3545) para texto/borde.</text:p>
            </text:list-item>
            <text:list-item>
              <text:p text:style-name="P110">Fondo claro (#FFEBEE) para destacar el campo.</text:p>
            </text:list-item>
          </text:list>
        </text:list-item>
        <text:list-item>
          <text:p text:style-name="P70">Éxito:</text:p>
          <text:list>
            <text:list-item>
              <text:p text:style-name="P110">Verde (#28A745) + fondo (#E8F5E9).</text:p>
            </text:list-item>
          </text:list>
        </text:list-item>
        <text:list-item>
          <text:p text:style-name="P70"><text:soft-page-break/>Advertencias:</text:p>
          <text:list>
            <text:list-item>
              <text:p text:style-name="P110">Amarillo (#FFC107) o naranja (#FD7E14).</text:p>
            </text:list-item>
          </text:list>
        </text:list-item>
      </text:list>
      <text:p text:style-name="Standard"><text:span text:style-name="T9">Buenas prácticas de mensajes:</text:span></text:p>
      <text:list xml:id="list302691824" text:style-name="WWNum34">
        <text:list-item>
          <text:p text:style-name="P71">Evitar jerga técnica:</text:p>
          <text:list>
            <text:list-item>
              <text:p text:style-name="P111">❌ "Error 400: Invalid payload" → ✔️ "Complete todos los campos requeridos".</text:p>
            </text:list-item>
          </text:list>
        </text:list-item>
        <text:list-item>
          <text:p text:style-name="P71">Sugerir soluciones:</text:p>
          <text:list>
            <text:list-item>
              <text:p text:style-name="P111">"La contraseña necesita 8+ caracteres, incluyendo un número".</text:p>
            </text:list-item>
          </text:list>
        </text:list-item>
        <text:list-item>
          <text:p text:style-name="P71">Jerarquía:</text:p>
          <text:list>
            <text:list-item>
              <text:p text:style-name="P111">Mensaje principal en negrita, detalles en texto normal.</text:p>
            </text:list-item>
          </text:list>
        </text:list-item>
      </text:list>
      <text:p text:style-name="Standard"/>
      <text:p text:style-name="Heading_20_2"><text:bookmark text:name="_dk4em8bscdhb"/>6.5 Validación en Tiempo Real vs. Post-Envío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text:span text:style-name="T9">Tipo</text:span></text:p>
          </table:table-cell>
          <table:table-cell table:style-name="Table3.B1" office:value-type="string">
            <text:p text:style-name="P25"><text:span text:style-name="T9">Cuándo Usar</text:span></text:p>
          </table:table-cell>
          <table:table-cell table:style-name="Table3.B1" office:value-type="string">
            <text:p text:style-name="P25"><text:span text:style-name="T9">Ejemplo</text:span></text:p>
          </table:table-cell>
        </table:table-row>
        <table:table-row table:style-name="Table3.2">
          <table:table-cell table:style-name="Table3.A1" office:value-type="string">
            <text:p text:style-name="P25">Durante Escritura</text:p>
          </table:table-cell>
          <table:table-cell table:style-name="Table3.B1" office:value-type="string">
            <text:p text:style-name="P25">Validaciones simples (longitud)</text:p>
          </table:table-cell>
          <table:table-cell table:style-name="Table3.B1" office:value-type="string">
            <text:p text:style-name="P25">Contador de caracteres restantes</text:p>
          </table:table-cell>
        </table:table-row>
        <table:table-row table:style-name="Table3.2">
          <table:table-cell table:style-name="Table3.A1" office:value-type="string">
            <text:p text:style-name="P25">Al Perder Foco</text:p>
          </table:table-cell>
          <table:table-cell table:style-name="Table3.B1" office:value-type="string">
            <text:p text:style-name="P25">Validaciones complejas (formato)</text:p>
          </table:table-cell>
          <table:table-cell table:style-name="Table3.B1" office:value-type="string">
            <text:p text:style-name="P25">Verificar formato de email</text:p>
          </table:table-cell>
        </table:table-row>
        <table:table-row table:style-name="Table3.2">
          <table:table-cell table:style-name="Table3.A1" office:value-type="string">
            <text:p text:style-name="P25">Al Enviar</text:p>
          </table:table-cell>
          <table:table-cell table:style-name="Table3.B1" office:value-type="string">
            <text:p text:style-name="P25">Validaciones de servidor</text:p>
          </table:table-cell>
          <table:table-cell table:style-name="Table3.B1" office:value-type="string">
            <text:p text:style-name="P25">"Usuario ya registrado"</text:p>
          </table:table-cell>
        </table:table-row>
      </table:table>
      <text:p text:style-name="Standard"/>
      <text:p text:style-name="Standard"><text:span text:style-name="T9">6.6 Ejemplo de Flujo Completo</text:span></text:p>
      <text:list xml:id="list3407540054" text:style-name="WWNum51">
        <text:list-item>
          <text:p text:style-name="P72">Usuario escribe email incorrecto:</text:p>
          <text:list>
            <text:list-item>
              <text:p text:style-name="P112">Al perder foco: Borde rojo + ❌ + mensaje "Email inválido".</text:p>
            </text:list-item>
          </text:list>
        </text:list-item>
        <text:list-item>
          <text:p text:style-name="P72">Corrige el campo:</text:p>
          <text:list>
            <text:list-item>
              <text:p text:style-name="P112">Borde verde + ✅ + mensaje "Formato válido".</text:p>
            </text:list-item>
          </text:list>
        </text:list-item>
        <text:list-item>
          <text:p text:style-name="P72"><text:soft-page-break/>Envía el formulario con errores:</text:p>
          <text:list>
            <text:list-item>
              <text:p text:style-name="P112">Resumen global: "Hay 2 campos sin completar".</text:p>
            </text:list-item>
          </text:list>
        </text:list-item>
        <text:list-item>
          <text:p text:style-name="P72">Éxito:</text:p>
          <text:list>
            <text:list-item>
              <text:p text:style-name="P112">Mensaje verde: "¡Registro exitoso! Revise su email para activar la cuenta".</text:p>
            </text:list-item>
          </text:list>
        </text:list-item>
      </text:list>
      <text:p text:style-name="Standard"><text:span text:style-name="T9">Conclusión:<text:line-break/></text:span>Un sistema de feedback efectivo combina:</text:p>
      <text:list xml:id="list3173237556" text:style-name="WWNum18">
        <text:list-item>
          <text:p text:style-name="P73">Ubicación estratégica (inline + global).</text:p>
        </text:list-item>
        <text:list-item>
          <text:p text:style-name="P73">Señales visuales claras (color + iconos).</text:p>
        </text:list-item>
        <text:list-item>
          <text:p text:style-name="P73">Mensajes accionables que guíen al usuario.</text:p>
        </text:list-item>
        <text:list-item>
          <text:p text:style-name="P73">Timing adecuado para no interrumpir el flujo.</text:p>
        </text:list-item>
      </text:list>
      <text:p text:style-name="Standard">Esto reduce frustraciones, mejora la tasa de conversión y asegura datos limpios.</text:p>
      <text:p text:style-name="Heading_20_1"><text:bookmark text:name="_6o794pij2quk"/>7. Microinteracciones relevantes</text:p>
      <text:p text:style-name="Standard">Las microinteracciones son pequeños detalles de diseño que mejoran significativamente la experiencia del usuario al proporcionar retroalimentación inmediata, guiar acciones y crear una sensación de fluidez. En formularios, son cruciales para reducir la incertidumbre y hacer que la interacción sea más intuitiva.</text:p>
      <text:p text:style-name="Heading_20_2"><text:bookmark text:name="_tz0rfvya2m83"/>7.1 Botón que cambia a "Enviando…"</text:p>
      <text:p text:style-name="Standard"><text:span text:style-name="T9">Propósito</text:span>: Comunicar claramente al usuario que su acción ha sido registrada y que el sistema está procesando la solicitud, evitando múltiples clics y ansiedad.</text:p>
      <text:p text:style-name="Standard"><text:span text:style-name="T9">Implementación Detallada:</text:span></text:p>
      <text:list xml:id="list3448589431" text:style-name="WWNum40">
        <text:list-item>
          <text:p text:style-name="P74">Estados del Botón:</text:p>
          <text:list>
            <text:list-item>
              <text:p text:style-name="P113">Normal: Color primario, texto "Enviar"</text:p>
            </text:list-item>
            <text:list-item>
              <text:p text:style-name="P113">Hover/Focus: Ligero cambio de tonalidad o sombra</text:p>
            </text:list-item>
            <text:list-item>
              <text:p text:style-name="P113">Active (clic): Efecto de profundidad (ej: sombra interna)</text:p>
            </text:list-item>
            <text:list-item>
              <text:p text:style-name="P113">Loading:</text:p>
              <text:list>
                <text:list-item>
                  <text:p text:style-name="P131">Texto cambia a "Enviando…"</text:p>
                </text:list-item>
                <text:list-item>
                  <text:p text:style-name="P131"><text:soft-page-break/>Color desaturado (ej: de azul #2563EB a gris azulado #94A3B8)</text:p>
                </text:list-item>
                <text:list-item>
                  <text:p text:style-name="P131">Spinner o barra de progreso integrada</text:p>
                </text:list-item>
              </text:list>
            </text:list-item>
            <text:list-item>
              <text:p text:style-name="P113">Éxito:</text:p>
              <text:list>
                <text:list-item>
                  <text:p text:style-name="P131">Icono de check (✓) + "¡Enviado!"</text:p>
                </text:list-item>
                <text:list-item>
                  <text:p text:style-name="P131">Color verde (#22C55E)</text:p>
                </text:list-item>
              </text:list>
            </text:list-item>
            <text:list-item>
              <text:p text:style-name="P113">Error:</text:p>
              <text:list>
                <text:list-item>
                  <text:p text:style-name="P131">Icono de cruz (✗) + "Reintentar"</text:p>
                </text:list-item>
                <text:list-item>
                  <text:p text:style-name="P131">Color rojo (#EF4444)</text:p>
                </text:list-item>
              </text:list>
            </text:list-item>
          </text:list>
        </text:list-item>
        <text:list-item>
          <text:p text:style-name="P74">Animaciones:</text:p>
          <text:list>
            <text:list-item>
              <text:p text:style-name="P113">Transición suave entre estados (duración: 300-500ms)</text:p>
            </text:list-item>
            <text:list-item>
              <text:p text:style-name="P113">Spinner: Rotación continua (CSS @keyframes o Lottie)</text:p>
            </text:list-item>
            <text:list-item>
              <text:p text:style-name="P113">Feedback táctil en móviles (vibración sutil al completar)</text:p>
            </text:list-item>
          </text:list>
        </text:list-item>
      </text:list>
      <text:p text:style-name="Standard"/>
      <text:p text:style-name="Heading_20_2"><text:bookmark text:name="_ivs6qlrzig68"/>7.2 Mensajes de error animados</text:p>
      <text:p text:style-name="Standard"><text:span text:style-name="T9">Propósito:</text:span> Llamar la atención sobre problemas sin resultar intrusivos, facilitando la corrección.</text:p>
      <text:p text:style-name="Standard"><text:span text:style-name="T9">Técnicas Avanzadas:</text:span></text:p>
      <text:list xml:id="list3577998388" text:style-name="WWNum25">
        <text:list-item>
          <text:p text:style-name="P75">Tipos de Animación:</text:p>
          <text:list>
            <text:list-item>
              <text:p text:style-name="P114">Entrada:</text:p>
              <text:list>
                <text:list-item>
                  <text:p text:style-name="P132">Deslizamiento desde arriba (transform: translateY(-10px))</text:p>
                </text:list-item>
                <text:list-item>
                  <text:p text:style-name="P132">Efecto "fade-in" (opacity: 0 → 1)</text:p>
                </text:list-item>
              </text:list>
            </text:list-item>
            <text:list-item>
              <text:p text:style-name="P114">Salida: Encogimiento (scale(0.95)) al corregirse</text:p>
            </text:list-item>
            <text:list-item>
              <text:p text:style-name="P114"><text:soft-page-break/>Destello: Borde del campo parpadea en rojo 2-3 veces</text:p>
            </text:list-item>
          </text:list>
        </text:list-item>
        <text:list-item>
          <text:p text:style-name="P75">Jerarquía Visual:</text:p>
          <text:list>
            <text:list-item>
              <text:p text:style-name="P114">Error leve: Sacudida horizontal suave (shake de 5px)</text:p>
            </text:list-item>
            <text:list-item>
              <text:p text:style-name="P114">Error crítico: Vibración más intensa + icono de alerta parpadeante</text:p>
            </text:list-item>
          </text:list>
        </text:list-item>
        <text:list-item>
          <text:p text:style-name="P75">Integración con Contenido:</text:p>
          <text:list>
            <text:list-item>
              <text:p text:style-name="P114">Mensajes emergentes cerca del campo con forma de "burbuja"</text:p>
            </text:list-item>
            <text:list-item>
              <text:p text:style-name="P114">Línea de tiempo:</text:p>
              <text:list>
                <text:list-item>
                  <text:p text:style-name="P132">Icono ❌ aparece instantáneamente</text:p>
                </text:list-item>
                <text:list-item>
                  <text:p text:style-name="P132">Texto se desliza 0.5s después</text:p>
                </text:list-item>
                <text:list-item>
                  <text:p text:style-name="P132">Borde del campo se colorea progresivamente</text:p>
                </text:list-item>
              </text:list>
            </text:list-item>
          </text:list>
        </text:list-item>
      </text:list>
      <text:p text:style-name="Standard"/>
      <text:p text:style-name="Heading_20_2"><text:bookmark text:name="_4up5dpcetrdf"/>7.3 Progreso de pasos en formularios múltiples</text:p>
      <text:p text:style-name="Standard"><text:span text:style-name="T9">Propósito</text:span>: Reducir la carga cognitiva mostrando avance claro y permitiendo navegación no lineal.</text:p>
      <text:p text:style-name="Standard"><text:span text:style-name="T9">Diseño Efectivo:</text:span></text:p>
      <text:list xml:id="list4071218273" text:style-name="WWNum31">
        <text:list-item>
          <text:p text:style-name="P76">Componentes Clave:</text:p>
          <text:list>
            <text:list-item>
              <text:p text:style-name="P115">Barra de Progreso:</text:p>
              <text:list>
                <text:list-item>
                  <text:p text:style-name="P133">Lineal (horizontal) o por pasos (circulares numerados)</text:p>
                </text:list-item>
                <text:list-item>
                  <text:p text:style-name="P133">Porcentaje actualizado dinámicamente (ej: "Paso 2 de 5")</text:p>
                </text:list-item>
              </text:list>
            </text:list-item>
            <text:list-item>
              <text:p text:style-name="P115">Feedback Visual:</text:p>
              <text:list>
                <text:list-item>
                  <text:p text:style-name="P133">Pasos completados: Color sólido + icono ✓</text:p>
                </text:list-item>
                <text:list-item>
                  <text:p text:style-name="P133">Paso actual: Color brillante + borde resaltado</text:p>
                </text:list-item>
                <text:list-item>
                  <text:p text:style-name="P133"><text:soft-page-break/>Pasos futuros: Color desaturado</text:p>
                </text:list-item>
              </text:list>
            </text:list-item>
          </text:list>
        </text:list-item>
        <text:list-item>
          <text:p text:style-name="P76">Microinteracciones:</text:p>
          <text:list>
            <text:list-item>
              <text:p text:style-name="P115">Transición entre pasos:</text:p>
              <text:list>
                <text:list-item>
                  <text:p text:style-name="P133">Formulario actual se desliza hacia la izquierda</text:p>
                </text:list-item>
                <text:list-item>
                  <text:p text:style-name="P133">Nuevo paso entra desde la derecha</text:p>
                </text:list-item>
              </text:list>
            </text:list-item>
            <text:list-item>
              <text:p text:style-name="P115">Guardado automático:</text:p>
              <text:list>
                <text:list-item>
                  <text:p text:style-name="P133">Icono de disco parpadea al guardar datos parciales</text:p>
                </text:list-item>
              </text:list>
            </text:list-item>
            <text:list-item>
              <text:p text:style-name="P115">Bloqueo inteligente:</text:p>
              <text:list>
                <text:list-item>
                  <text:p text:style-name="P133">Pasos no disponibles se "agitan" al intentar saltarlos</text:p>
                </text:list-item>
              </text:list>
            </text:list-item>
          </text:list>
        </text:list-item>
      </text:list>
      <text:p text:style-name="Heading_20_2"><text:bookmark text:name="_gfb8gz9jqlr5"/>7.4 Otras microinteracciones clave</text:p>
      <text:list xml:id="list2852792559" text:style-name="WWNum42">
        <text:list-item>
          <text:p text:style-name="P77">Carga de Campos Dependientes:</text:p>
          <text:list>
            <text:list-item>
              <text:p text:style-name="P116">Esqueleto ("skeleton") mientras se cargan opciones (ej: países)</text:p>
            </text:list-item>
            <text:list-item>
              <text:p text:style-name="P116">Transición suave al mostrar datos</text:p>
            </text:list-item>
          </text:list>
        </text:list-item>
        <text:list-item>
          <text:p text:style-name="P77">Confirmación de Acciones Destructivas:</text:p>
          <text:list>
            <text:list-item>
              <text:p text:style-name="P116">Botón "Eliminar" se expande para mostrar confirmación</text:p>
            </text:list-item>
            <text:list-item>
              <text:p text:style-name="P116">Animación de desvanecimiento al borrar un elemento</text:p>
            </text:list-item>
          </text:list>
        </text:list-item>
        <text:list-item>
          <text:p text:style-name="P77">Autocompletado:</text:p>
          <text:list>
            <text:list-item>
              <text:p text:style-name="P116">Lista de sugerencias que aparece con efecto "zoom-in"</text:p>
            </text:list-item>
            <text:list-item>
              <text:p text:style-name="P116">Ítems seleccionados tienen efecto de "rebote"</text:p>
            </text:list-item>
          </text:list>
        </text:list-item>
      </text:list>
      <text:p text:style-name="Standard"><text:span text:style-name="T9">Conclusión:<text:line-break/></text:span>Las microinteracciones bien diseñadas logran que los formularios:<text:line-break/>✅ Reduzcan la percepción de tiempo de espera (ej: animaciones durante carga)<text:line-break/>✅ Guién al usuario sin necesidad de instrucciones textuales<text:line-break/>✅ Refuercen la marca mediante movimientos distintivos<text:line-break/>✅ Prevengan errores con feedback inmediato</text:p>
      <text:p text:style-name="Heading_20_1"><text:bookmark text:name="_4epjbdmrryni"/>8. Diseño mobile-first</text:p>
      <text:p text:style-name="Standard"><text:soft-page-break/>El enfoque mobile-first prioriza la experiencia en dispositivos móviles, donde las limitaciones de espacio y los controles táctiles exigen soluciones específicas. Estos principios luego se escalan a versiones desktop, no al revés.</text:p>
      <text:p text:style-name="Heading_20_2"><text:bookmark text:name="_ijmz72yoq32s"/>8.1 Formularios de una sola columna</text:p>
      <text:p text:style-name="Standard"><text:span text:style-name="T9">¿Por qué?</text:span></text:p>
      <text:list xml:id="list1610047775" text:style-name="WWNum6">
        <text:list-item>
          <text:p text:style-name="P78">Pantallas estrechas: Evita scroll horizontal y mejora legibilidad.</text:p>
        </text:list-item>
        <text:list-item>
          <text:p text:style-name="P78">Flujo lineal: Guía al usuario paso a paso sin distracciones.</text:p>
        </text:list-item>
      </text:list>
      <text:p text:style-name="Standard"><text:span text:style-name="T9">Implementación</text:span>:</text:p>
      <text:list xml:id="list520913737" text:style-name="WWNum46">
        <text:list-item>
          <text:p text:style-name="P79">Estructura Vertical:</text:p>
          <text:list>
            <text:list-item>
              <text:p text:style-name="P117">Todos los campos/apartados apilados verticalmente (flex-direction: column).</text:p>
            </text:list-item>
            <text:list-item>
              <text:p text:style-name="P117">Espaciado generoso entre campos (mínimo 24px en móvil).</text:p>
            </text:list-item>
          </text:list>
        </text:list-item>
        <text:list-item>
          <text:p text:style-name="P79">Jerarquía Visual:</text:p>
          <text:list>
            <text:list-item>
              <text:p text:style-name="P117">Labels arriba de cada campo (no al costado).</text:p>
            </text:list-item>
            <text:list-item>
              <text:p text:style-name="P117">Grupos lógicos con separadores visuales (ej: &lt;fieldset&gt; con margen superior de 32px).</text:p>
            </text:list-item>
          </text:list>
        </text:list-item>
        <text:list-item>
          <text:p text:style-name="P79">Escalado a Desktop:</text:p>
          <text:list>
            <text:list-item>
              <text:p text:style-name="P117">En pantallas &gt;768px, mantener una columna o dividir en 2 solo si:</text:p>
              <text:list>
                <text:list-item>
                  <text:p text:style-name="P134">Los campos son cortos (ej: nombre + apellido).</text:p>
                </text:list-item>
                <text:list-item>
                  <text:p text:style-name="P134">Hay espacio suficiente (&gt;40px entre columnas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[Nombre] <text:s/></text:p>
      <text:p text:style-name="Standard">[Apellido] <text:s/></text:p>
      <text:p text:style-name="Standard">[Email] <text:s/></text:p>
      <text:p text:style-name="Standard">[Teléfono] </text:p>
      <text:p text:style-name="Standard"><text:soft-page-break/>*(En desktop podría convertirse en 2 columnas para nombre+apellido y email+teléfono).*</text:p>
      <text:p text:style-name="P1"/>
      <text:p text:style-name="Heading_20_2"><text:bookmark text:name="_6icybofo6xor"/>8.2 Campos grandes y fáciles de tocar</text:p>
      <text:p text:style-name="Standard"><text:span text:style-name="T9">Estándares de tamaño:</text:span></text:p>
      <text:list xml:id="list3537960596" text:style-name="WWNum21">
        <text:list-item>
          <text:p text:style-name="P80">Altura Mínima: 48px para inputs, 56px para botones (Apple HIG).</text:p>
        </text:list-item>
        <text:list-item>
          <text:p text:style-name="P80">Área Táctil: Mínimo 48x48px (WCAG).</text:p>
        </text:list-item>
      </text:list>
      <text:p text:style-name="Standard"><text:span text:style-name="T9">Técnicas clave:</text:span></text:p>
      <text:list xml:id="list2161173346" text:style-name="WWNum9">
        <text:list-item>
          <text:p text:style-name="P81">Controles Táctiles Optimizados:</text:p>
          <text:list>
            <text:list-item>
              <text:p text:style-name="P118">Padding interno generoso (padding: 16px).</text:p>
            </text:list-item>
            <text:list-item>
              <text:p text:style-name="P118">Bordes redondeados (border-radius: 8-12px) para mejor percepción de clic.</text:p>
            </text:list-item>
          </text:list>
        </text:list-item>
        <text:list-item>
          <text:p text:style-name="P81">Diseño Adaptativo:</text:p>
          <text:list>
            <text:list-item>
              <text:p text:style-name="P118">En móviles: Campos al 100% del ancho disponible.</text:p>
            </text:list-item>
            <text:list-item>
              <text:p text:style-name="P118">En tablets/desktop: Ancho máximo de 400-500px por campo.</text:p>
            </text:list-item>
          </text:list>
        </text:list-item>
        <text:list-item>
          <text:p text:style-name="P81">Feedback Visual:</text:p>
          <text:list>
            <text:list-item>
              <text:p text:style-name="P118">Efecto: active con cambio de opacidad o sombra.</text:p>
            </text:list-item>
            <text:list-item>
              <text:p text:style-name="P118">Resaltar borde al enfocar (border-color: brand-primary).</text:p>
            </text:list-item>
          </text:list>
        </text:list-item>
      </text:list>
      <text:p text:style-name="P1"/>
      <text:p text:style-name="Heading_20_2"><text:bookmark text:name="_ba08cj1c2ufy"/></text:p>
      <text:p text:style-name="P137"><text:bookmark text:name="_th3vhs3yc5at"/>8.3 Inputs Adaptados al Tipo de Dato</text:p>
      <text:p text:style-name="Standard">Optimización por Tipo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<text:span text:style-name="T9">Tipo de Input</text:span></text:p>
          </table:table-cell>
          <table:table-cell table:style-name="Table4.B1" office:value-type="string">
            <text:p text:style-name="P26"><text:span text:style-name="T9">Mobile Optimization</text:span></text:p>
          </table:table-cell>
          <table:table-cell table:style-name="Table4.B1" office:value-type="string">
            <text:p text:style-name="P26"><text:span text:style-name="T9">Ejemplo</text:span></text:p>
          </table:table-cell>
        </table:table-row>
        <table:table-row table:style-name="Table4.2">
          <table:table-cell table:style-name="Table4.A1" office:value-type="string">
            <text:p text:style-name="P25">type="email"</text:p>
          </table:table-cell>
          <table:table-cell table:style-name="Table4.B1" office:value-type="string">
            <text:p text:style-name="P25">Teclado con @ y .com visible</text:p>
          </table:table-cell>
          <table:table-cell table:style-name="Table4.B1" office:value-type="string">
            <text:p text:style-name="P25">user@example.com</text:p>
          </table:table-cell>
        </table:table-row>
        <table:table-row table:style-name="Table4.2">
          <table:table-cell table:style-name="Table4.A1" office:value-type="string">
            <text:p text:style-name="P25">type="tel"</text:p>
          </table:table-cell>
          <table:table-cell table:style-name="Table4.B1" office:value-type="string">
            <text:p text:style-name="P25">Teclado numérico</text:p>
          </table:table-cell>
          <table:table-cell table:style-name="Table4.B1" office:value-type="string">
            <text:p text:style-name="P25">+34 600 123 456</text:p>
          </table:table-cell>
        </table:table-row>
        <table:table-row table:style-name="Table4.2">
          <table:table-cell table:style-name="Table4.A1" office:value-type="string">
            <text:p text:style-name="P25">type="number"</text:p>
          </table:table-cell>
          <table:table-cell table:style-name="Table4.B1" office:value-type="string">
            <text:p text:style-name="P25">Selector de rueda (spinner) en iOS/Android</text:p>
          </table:table-cell>
          <table:table-cell table:style-name="Table4.B1" office:value-type="string">
            <text:p text:style-name="P25">1 ▲▼</text:p>
          </table:table-cell>
        </table:table-row>
        <table:table-row table:style-name="Table4.2">
          <table:table-cell table:style-name="Table4.A1" office:value-type="string">
            <text:p text:style-name="P25">type="date"</text:p>
          </table:table-cell>
          <table:table-cell table:style-name="Table4.B1" office:value-type="string">
            <text:p text:style-name="P25">Selector nativo de fecha</text:p>
          </table:table-cell>
          <table:table-cell table:style-name="Table4.B1" office:value-type="string">
            <text:p text:style-name="P25">📅 15/05/2023</text:p>
          </table:table-cell>
        </table:table-row>
        <table:table-row table:style-name="Table4.2">
          <table:table-cell table:style-name="Table4.A1" office:value-type="string">
            <text:p text:style-name="P25">type="search"</text:p>
          </table:table-cell>
          <table:table-cell table:style-name="Table4.B1" office:value-type="string">
            <text:p text:style-name="P25">Botón "Buscar" en teclado virtual</text:p>
          </table:table-cell>
          <table:table-cell table:style-name="Table4.B1" office:value-type="string">
            <text:p text:style-name="P25">🔍 Productos...</text:p>
          </table:table-cell>
        </table:table-row>
      </table:table>
      <text:p text:style-name="Standard"><text:span text:style-name="T9">Implementación Avanzada:</text:span></text:p>
      <text:list xml:id="list354258507" text:style-name="WWNum37">
        <text:list-item>
          <text:p text:style-name="P82">Máscaras de Entrada (Input Masks):</text:p>
          <text:list>
            <text:list-item>
              <text:p text:style-name="P119">Teléfonos: Autoformato (+34 600 123 456).</text:p>
            </text:list-item>
            <text:list-item>
              <text:p text:style-name="P119">Tarjetas: Separación de grupos de números (4242 4242 4242 4242).</text:p>
            </text:list-item>
          </text:list>
        </text:list-item>
        <text:list-item>
          <text:p text:style-name="P82">Validación Contextual:</text:p>
          <text:list>
            <text:list-item>
              <text:p text:style-name="P119">Email: Verificar dominio válido al perder foco.</text:p>
            </text:list-item>
            <text:list-item>
              <text:p text:style-name="P119">Contraseñas: Mostrar requisitos mientras se escribe.</text:p>
            </text:list-item>
          </text:list>
        </text:list-item>
        <text:list-item>
          <text:p text:style-name="P82">Componentes Especializados:</text:p>
          <text:list>
            <text:list-item>
              <text:p text:style-name="P119">Cámaras: input[type="file"] con accept="image/*" para subir fotos.</text:p>
            </text:list-item>
            <text:list-item>
              <text:p text:style-name="P119">GPS: Integración con API de geolocalización.</text:p>
            </text:list-item>
          </text:list>
        </text:list-item>
      </text:list>
      <text:p text:style-name="Heading_20_2"><text:bookmark text:name="_jhn8llw3ofb"/>8.4 Consideraciones adicionales para Mobile-First</text:p>
      <text:p text:style-name="Standard">1. Teclados Virtuales:</text:p>
      <text:list xml:id="list2286128686" text:style-name="WWNum19">
        <text:list-item>
          <text:p text:style-name="P83">Evitar zoom automático: meta viewport con maximum-scale=1.</text:p>
        </text:list-item>
        <text:list-item>
          <text:p text:style-name="P83"><text:soft-page-break/>Posicionamiento inteligente: Scroll automático para que el campo no quede oculto.</text:p>
        </text:list-item>
      </text:list>
      <text:p text:style-name="Standard">2. Rendimiento:</text:p>
      <text:list xml:id="list3583739444" text:style-name="WWNum27">
        <text:list-item>
          <text:p text:style-name="P84">Lazy Loading: Cargar selectores complejos (ej: países) solo al interactuar.</text:p>
        </text:list-item>
        <text:list-item>
          <text:p text:style-name="P84">Debounce: En búsquedas para evitar múltiples llamadas API.</text:p>
        </text:list-item>
      </text:list>
      <text:p text:style-name="Standard">3. Accesibilidad en Touch:</text:p>
      <text:list xml:id="list1605927429" text:style-name="WWNum55">
        <text:list-item>
          <text:p text:style-name="P85">Targets separados: Mínimo 8px entre campos interactivos.</text:p>
        </text:list-item>
        <text:list-item>
          <text:p text:style-name="P85">Evitar hover: Reemplazar por :active o gestos táctiles.</text:p>
        </text:list-item>
      </text:list>
      <text:p text:style-name="Standard"><text:span text:style-name="T9">Conclusión: </text:span></text:p>
      <text:p text:style-name="Standard">Un formulario mobile-first efectivo combina:</text:p>
      <text:list xml:id="list77146473" text:style-name="WWNum4">
        <text:list-item>
          <text:p text:style-name="P86">Flujo lineal (1 columna) para reducir carga cognitiva.</text:p>
        </text:list-item>
        <text:list-item>
          <text:p text:style-name="P86">Controles táctiles de tamaño generoso.</text:p>
        </text:list-item>
        <text:list-item>
          <text:p text:style-name="P86">Inputs inteligentes que aprovechan funcionalidades nativas.</text:p>
        </text:list-item>
      </text:list>
      <text:p text:style-name="Standard"/>
      <text:p text:style-name="Standard"><text:span text:style-name="T9">Beneficios:</text:span></text:p>
      <text:list xml:id="list1469844369" text:style-name="WWNum13">
        <text:list-item>
          <text:p text:style-name="P87">⏱️ Menos abandonos: 34% menos de errores en móvil (NNGroup).</text:p>
        </text:list-item>
        <text:list-item>
          <text:p text:style-name="P87">📱 Consistencia: Base sólida para escalar a desktop.</text:p>
        </text:list-item>
        <text:list-item>
          <text:p text:style-name="P87">⚡ Rendimiento: Mejor puntuación en Core Web Vitals.</text:p>
        </text:list-item>
      </text:list>
      <text:p text:style-name="Heading_20_1"><text:bookmark text:name="_t11mb6cvevwu"/>9. Accesibilidad y formularios inclusivos</text:p>
      <text:p text:style-name="Standard">Un formulario verdaderamente accesible garantiza que todos los usuarios, independientemente de sus capacidades o tecnologías de asistencia, puedan completarlo sin barreras. Estos son los pilares esenciales:</text:p>
      <text:p text:style-name="Heading_20_2"><text:bookmark text:name="_j2nrfqh12i7n"/>9.1 Etiquetas claras, visibles y permanentes</text:p>
      <text:p text:style-name="Standard">Problema: El 62% de usuarios con discapacidad visual abandonan formularios con etiquetas mal implementadas (WebAIM 2023).</text:p>
      <text:p text:style-name="Standard"><text:soft-page-break/><text:span text:style-name="T9">Soluciones:</text:span></text:p>
      <text:list xml:id="list154127827" text:style-name="WWNum47">
        <text:list-item>
          <text:p text:style-name="P88">Etiquetado Semántico:</text:p>
          <text:list>
            <text:list-item>
              <text:p text:style-name="P120">HTML: Usar &lt;label&gt; asociado al id del campo mediante for.</text:p>
            </text:list-item>
            <text:list-item>
              <text:p text:style-name="P120">Mobile: InputDecoration.labelText en Flutter o UILabel en iOS.</text:p>
            </text:list-item>
            <text:list-item>
              <text:p text:style-name="P120">Placeholders ≠ Etiquetas: Los placeholders deben ser ejemplos ("Ej: <text:a xlink:type="simple" xlink:href="https://mailto:usuario@email.com/" text:style-name="ListLabel_20_631" text:visited-style-name="ListLabel_20_631"><text:span text:style-name="T16">usuario@email.com</text:span></text:a>"), no reemplazar labels.</text:p>
            </text:list-item>
          </text:list>
        </text:list-item>
        <text:list-item>
          <text:p text:style-name="P88">Visibilidad Permanente:</text:p>
          <text:list>
            <text:list-item>
              <text:p text:style-name="P120">Evitar etiquetas que desaparecen al enfocar el campo.</text:p>
            </text:list-item>
            <text:list-item>
              <text:p text:style-name="P120">Contraste mínimo 4.5:1 entre texto y fondo (WCAG AA).</text:p>
            </text:list-item>
          </text:list>
        </text:list-item>
        <text:list-item>
          <text:p text:style-name="P88">Lenguaje Inclusivo:</text:p>
          <text:list>
            <text:list-item>
              <text:p text:style-name="P120">Evitar jerga técnica ("Campo obligatorio" → "Requerido").</text:p>
            </text:list-item>
            <text:list-item>
              <text:p text:style-name="P120">Instrucciones específicas ("Mínimo 8 caracteres con 1 número").</text:p>
            </text:list-item>
          </text:list>
        </text:list-item>
      </text:list>
      <text:p text:style-name="P1"/>
      <text:p text:style-name="Heading_20_2"><text:bookmark text:name="_tc1qiu4kwps5"/>9.2 Compatibilidad con lectores de pantalla</text:p>
      <text:p text:style-name="Standard"><text:span text:style-name="T9">Estrategias:</text:span></text:p>
      <text:list xml:id="list2411785401" text:style-name="WWNum38">
        <text:list-item>
          <text:p text:style-name="P89">Estructura Semántica:</text:p>
          <text:list>
            <text:list-item>
              <text:p text:style-name="P121">Agrupar campos relacionados con &lt;fieldset&gt; y &lt;legend&gt; (ej: "Datos de pago").</text:p>
            </text:list-item>
            <text:list-item>
              <text:p text:style-name="P121">Usar role="group" en frameworks como Flutter/React.</text:p>
            </text:list-item>
          </text:list>
        </text:list-item>
        <text:list-item>
          <text:p text:style-name="P89">Atributos ARIA Esenciales:</text:p>
          <text:list>
            <text:list-item>
              <text:p text:style-name="P121">aria-required="true" para campos obligatorios.</text:p>
            </text:list-item>
            <text:list-item>
              <text:p text:style-name="P121">aria-invalid="true" + aria-live="polite" para errores dinámicos.</text:p>
            </text:list-item>
            <text:list-item>
              <text:p text:style-name="P121">aria-describedby para instrucciones extendidas.</text:p>
            </text:list-item>
          </text:list>
        </text:list-item>
        <text:list-item>
          <text:p text:style-name="P89"><text:soft-page-break/>Orden de Tabulación Lógico:</text:p>
          <text:list>
            <text:list-item>
              <text:p text:style-name="P121">tabindex="0" para elementos interactivos.</text:p>
            </text:list-item>
            <text:list-item>
              <text:p text:style-name="P121">Evitar tabindex="-1" en campos editables.</text:p>
            </text:list-item>
          </text:list>
        </text:list-item>
      </text:list>
      <text:p text:style-name="Standard"/>
      <text:p text:style-name="Heading_20_2"><text:bookmark text:name="_alwdjsjctu0f"/>9.3 Contraste Visual Suficiente</text:p>
      <text:p text:style-name="Standard"><text:span text:style-name="T9">Estándares WCAG:</text:span></text:p>
      <text:list xml:id="list3580625328" text:style-name="WWNum33">
        <text:list-item>
          <text:p text:style-name="P90">Texto normal: 4.5:1 de contraste (AA).</text:p>
        </text:list-item>
        <text:list-item>
          <text:p text:style-name="P90">Texto grande (18px+): 3:1 (AA).</text:p>
        </text:list-item>
        <text:list-item>
          <text:p text:style-name="P90">Componentes UI (botones): 3:1 contra colores adyacentes.</text:p>
        </text:list-item>
      </text:list>
      <text:p text:style-name="Standard"><text:span text:style-name="T9">Técnicas de implementación:</text:span></text:p>
      <text:list xml:id="list1346968472" text:style-name="WWNum52">
        <text:list-item>
          <text:p text:style-name="P91">Herramientas de Verificación:</text:p>
          <text:list>
            <text:list-item>
              <text:p text:style-name="P122">Chrome DevTools (Audits &gt; Accessibility).</text:p>
            </text:list-item>
            <text:list-item>
              <text:p text:style-name="P122">Plugins como Axe o Wave.</text:p>
            </text:list-item>
          </text:list>
        </text:list-item>
        <text:list-item>
          <text:p text:style-name="P91">Paletas Accesibles:</text:p>
          <text:list>
            <text:list-item>
              <text:p text:style-name="P122">Rojo error: #D32F2F (no #FF0000).</text:p>
            </text:list-item>
            <text:list-item>
              <text:p text:style-name="P122">Verde éxito: #388E3C (no #00FF00).</text:p>
            </text:list-item>
            <text:list-item>
              <text:p text:style-name="P122">Fondo campos: #FFFFFF o #F5F5F5 (no grises claros).</text:p>
            </text:list-item>
          </text:list>
        </text:list-item>
        <text:list-item>
          <text:p text:style-name="P91">Estados Visibles:</text:p>
          <text:list>
            <text:list-item>
              <text:p text:style-name="P122">Focus: Borde 2px + color contrastado (#005FCC).</text:p>
            </text:list-item>
            <text:list-item>
              <text:p text:style-name="P122">Hover: Cambio de opacidad + subrayado.</text:p>
            </text:list-item>
          </text:list>
        </text:list-item>
      </text:list>
      <text:p text:style-name="Heading_20_2"><text:bookmark text:name="_17jgbe8vu0ef"/>9.4 Descripciones accesibles</text:p>
      <text:p text:style-name="Standard"><text:soft-page-break/><text:span text:style-name="T9">Casos de Uso Clave:</text:span></text:p>
      <text:list xml:id="list3141000431" text:style-name="WWNum62">
        <text:list-item>
          <text:p text:style-name="P92">Instrucciones complejas (ej: requisitos de contraseña).</text:p>
        </text:list-item>
        <text:list-item>
          <text:p text:style-name="P92">Mensajes de error dinámicos.</text:p>
        </text:list-item>
        <text:list-item>
          <text:p text:style-name="P92">Contexto adicional (ej: "El CVV está en el reverso de tu tarjeta").</text:p>
        </text:list-item>
      </text:list>
      <text:p text:style-name="Heading_20_2"><text:bookmark text:name="_dsans68v44k7"/>9.5 Checklist de validación final</text:p>
      <text:list xml:id="list2645909680" text:style-name="WWNum61">
        <text:list-item>
          <text:p text:style-name="P93">Pruebas con Tecnologías de Asistencia:</text:p>
          <text:list>
            <text:list-item>
              <text:p text:style-name="P123">NVDA + Firefox / VoiceOver + Safari.</text:p>
            </text:list-item>
            <text:list-item>
              <text:p text:style-name="P123">Navegación solo con teclado (Tab/Shift+Tab).</text:p>
            </text:list-item>
          </text:list>
        </text:list-item>
        <text:list-item>
          <text:p text:style-name="P93">Patrones Comunes a Evitar:</text:p>
          <text:list>
            <text:list-item>
              <text:p text:style-name="P123">❌ div como pseudo-botones.</text:p>
            </text:list-item>
            <text:list-item>
              <text:p text:style-name="P123">❌ Validación solo por color.</text:p>
            </text:list-item>
            <text:list-item>
              <text:p text:style-name="P123">❌ Timeouts automáticos sin aviso.</text:p>
            </text:list-item>
          </text:list>
        </text:list-item>
        <text:list-item>
          <text:p text:style-name="P93">Mejores Prácticas Adicionales:</text:p>
          <text:list>
            <text:list-item>
              <text:p text:style-name="P123">Permitir aumento de texto hasta 200% sin romper el layout.</text:p>
            </text:list-item>
            <text:list-item>
              <text:p text:style-name="P123">Proveer alternativas para CAPTCHAs (audio/email).</text:p>
            </text:list-item>
          </text:list>
        </text:list-item>
      </text:list>
      <text:p text:style-name="Standard">La accesibilidad en formularios no es un "extra", sino la base del diseño inclusivo. Implementando estas técnicas:<text:line-break/>✅ Cumplirás con WCAG 2.1 AA (requisito legal en 40+ países).<text:line-break/>✅ Ampliarás tu audiencia potencial (15% de la población tiene discapacidades).<text:line-break/>✅ Mejorarás la UX para todos, no solo usuarios con discapacidades.</text:p>
      <text:p text:style-name="Heading_20_1"><text:bookmark text:name="_1rzabi6vupop"/>10. Propuesta de nomenclatura universal para componentes de UI</text:p>
      <text:p text:style-name="Standard">Este sistema de nombres está diseñado para ser agnóstico de tecnología, aplicable en HTML, Vue, React, Flutter, o incluso desarrollo nativo móvil. Se basa en convenciones ampliamente adoptadas y se estructura en tres niveles: elementos básicos, componentes compuestos y utilidades.</text:p>
      <text:p text:style-name="Standard"><text:span text:style-name="T9">10.1 Convenciones Generales Multiplataforma</text:span></text:p>
      <text:p text:style-name="Standard"><text:span text:style-name="T9">a. Prefijos para Tipo de Elemento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26"><text:span text:style-name="T9">Prefijo</text:span></text:p>
          </table:table-cell>
          <table:table-cell table:style-name="Table5.B1" office:value-type="string">
            <text:p text:style-name="P26"><text:span text:style-name="T9">Uso</text:span></text:p>
          </table:table-cell>
          <table:table-cell table:style-name="Table5.B1" office:value-type="string">
            <text:p text:style-name="P26"><text:span text:style-name="T9">Ejemplos</text:span></text:p>
          </table:table-cell>
          <table:table-cell table:style-name="Table5.B1" office:value-type="string">
            <text:p text:style-name="P26"><text:span text:style-name="T9">Aplicación</text:span>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btn_</text:span></text:p>
          </table:table-cell>
          <table:table-cell table:style-name="Table5.B1" office:value-type="string">
            <text:p text:style-name="P25">Botones</text:p>
          </table:table-cell>
          <table:table-cell table:style-name="Table5.B1" office:value-type="string">
            <text:p text:style-name="P25">btn_primary, btn_submit</text:p>
          </table:table-cell>
          <table:table-cell table:style-name="Table5.B1" office:value-type="string">
            <text:p text:style-name="P25">HTML, Vue, Flutter, SwiftUI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txt_</text:span></text:p>
          </table:table-cell>
          <table:table-cell table:style-name="Table5.B1" office:value-type="string">
            <text:p text:style-name="P25">Campos de texto</text:p>
          </table:table-cell>
          <table:table-cell table:style-name="Table5.B1" office:value-type="string">
            <text:p text:style-name="P25">txt_email, txt_search</text:p>
          </table:table-cell>
          <table:table-cell table:style-name="Table5.B1" office:value-type="string">
            <text:p text:style-name="P25">React, Android (Kotlin)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lbl_</text:span></text:p>
          </table:table-cell>
          <table:table-cell table:style-name="Table5.B1" office:value-type="string">
            <text:p text:style-name="P25">Etiquetas</text:p>
          </table:table-cell>
          <table:table-cell table:style-name="Table5.B1" office:value-type="string">
            <text:p text:style-name="P25">lbl_name, lbl_terms</text:p>
          </table:table-cell>
          <table:table-cell table:style-name="Table5.B1" office:value-type="string">
            <text:p text:style-name="P25">Vue, Flutter (Text)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chk_</text:span></text:p>
          </table:table-cell>
          <table:table-cell table:style-name="Table5.B1" office:value-type="string">
            <text:p text:style-name="P25">Checkboxes</text:p>
          </table:table-cell>
          <table:table-cell table:style-name="Table5.B1" office:value-type="string">
            <text:p text:style-name="P25">chk_remember, chk_terms</text:p>
          </table:table-cell>
          <table:table-cell table:style-name="Table5.B1" office:value-type="string">
            <text:p text:style-name="P25">HTML, React Native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swt_</text:span></text:p>
          </table:table-cell>
          <table:table-cell table:style-name="Table5.B1" office:value-type="string">
            <text:p text:style-name="P25">Switches/Toggles</text:p>
          </table:table-cell>
          <table:table-cell table:style-name="Table5.B1" office:value-type="string">
            <text:p text:style-name="P25">swt_darkmode, swt_notify</text:p>
          </table:table-cell>
          <table:table-cell table:style-name="Table5.B1" office:value-type="string">
            <text:p text:style-name="P25">iOS (SwiftUI), Flutter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dd_</text:span></text:p>
          </table:table-cell>
          <table:table-cell table:style-name="Table5.B1" office:value-type="string">
            <text:p text:style-name="P25">Dropdowns</text:p>
          </table:table-cell>
          <table:table-cell table:style-name="Table5.B1" office:value-type="string">
            <text:p text:style-name="P25">dd_language, dd_country</text:p>
          </table:table-cell>
          <table:table-cell table:style-name="Table5.B1" office:value-type="string">
            <text:p text:style-name="P25">Vue, React, Angular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ico_</text:span></text:p>
          </table:table-cell>
          <table:table-cell table:style-name="Table5.B1" office:value-type="string">
            <text:p text:style-name="P25">Iconos</text:p>
          </table:table-cell>
          <table:table-cell table:style-name="Table5.B1" office:value-type="string">
            <text:p text:style-name="P25">ico_search, ico_close</text:p>
          </table:table-cell>
          <table:table-cell table:style-name="Table5.B1" office:value-type="string">
            <text:p text:style-name="P25">Todas las plataformas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msg_</text:span></text:p>
          </table:table-cell>
          <table:table-cell table:style-name="Table5.B1" office:value-type="string">
            <text:p text:style-name="P25">Mensajes</text:p>
          </table:table-cell>
          <table:table-cell table:style-name="Table5.B1" office:value-type="string">
            <text:p text:style-name="P25">msg_error, msg_success</text:p>
          </table:table-cell>
          <table:table-cell table:style-name="Table5.B1" office:value-type="string">
            <text:p text:style-name="P25">Web, móvil</text:p>
          </table:table-cell>
        </table:table-row>
      </table:table>
      <text:p text:style-name="Standard"><text:span text:style-name="T9">b. Estructura de Nombres</text:span></text:p>
      <text:list xml:id="list2595242310" text:style-name="WWNum67">
        <text:list-item>
          <text:p text:style-name="P94">Snake_case para todo (universalmente compatible).</text:p>
        </text:list-item>
        <text:list-item>
          <text:p text:style-name="P94">Patrón: [prefijo]_[nombre]_[estado/modificador] (opcional).</text:p>
          <text:list>
            <text:list-item>
              <text:p text:style-name="P124">Ejemplo: btn_submit_disabled (botón en estado desactivado).</text:p>
            </text:list-item>
          </text:list>
        </text:list-item>
      </text:list>
      <text:p text:style-name="Standard"><text:span text:style-name="T9">c. Modificadores Comune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<text:span text:style-name="T9">Sufijo</text:span></text:p>
          </table:table-cell>
          <table:table-cell table:style-name="Table6.B1" office:value-type="string">
            <text:p text:style-name="P25"><text:span text:style-name="T9">Propósito</text:span>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disabled</text:span></text:p>
          </table:table-cell>
          <table:table-cell table:style-name="Table6.B1" office:value-type="string">
            <text:p text:style-name="P25">Elemento desactivado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hover</text:span></text:p>
          </table:table-cell>
          <table:table-cell table:style-name="Table6.B1" office:value-type="string">
            <text:p text:style-name="P25">Estado hover (solo CSS)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active</text:span></text:p>
          </table:table-cell>
          <table:table-cell table:style-name="Table6.B1" office:value-type="string">
            <text:p text:style-name="P25">Estado presionado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error</text:span></text:p>
          </table:table-cell>
          <table:table-cell table:style-name="Table6.B1" office:value-type="string">
            <text:p text:style-name="P25">Error visible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small</text:span></text:p>
          </table:table-cell>
          <table:table-cell table:style-name="Table6.B1" office:value-type="string">
            <text:p text:style-name="P25">Variante de tamaño pequeño</text:p>
          </table:table-cell>
        </table:table-row>
      </table:table>
      <text:p text:style-name="Standard"><text:span text:style-name="T9">Conclusión:<text:line-break/></text:span>Este sistema agnóstico y escalable resuelve:<text:line-break/>✅ Unificación entre equipos web/móvil.<text:line-break/>✅ Mantenibilidad a largo plazo.<text:line-break/>✅ Portabilidad entre frameworks.</text:p>
      <text:p text:style-name="Heading_20_1"><text:bookmark text:name="_y6teej4zrt7l"/>11. Recursos</text:p>
      <text:p text:style-name="Standard"><text:span text:style-name="T9">📚 Libros y guías</text:span></text:p>
      <text:list xml:id="list2460203544" text:style-name="WWNum32">
        <text:list-item>
          <text:p text:style-name="P95">"Forms that Work" (Libro clásico de diseño de formularios)</text:p>
        </text:list-item>
        <text:list-item>
          <text:p text:style-name="P95">Pautas WCAG 2.1 (Accesibilidad en formularios)</text:p>
          <text:list>
            <text:list-item>
              <text:p text:style-name="P125"><text:s/><text:a xlink:type="simple" xlink:href="https://www.w3.org/WAI/WCAG21/quickref/?showtechniques=131#forms" text:style-name="ListLabel_20_631" text:visited-style-name="ListLabel_20_631"><text:span text:style-name="T16">https://www.w3.org/WAI/WCAG21/quickref/?showtechniques=131#forms</text:span></text:a></text:p>
            </text:list-item>
          </text:list>
        </text:list-item>
      </text:list>
      <text:p text:style-name="Standard"><text:span text:style-name="T9">🛠️ Herramientas con Plantillas de Formularios</text:span></text:p>
      <text:list xml:id="list3081519213" text:style-name="WWNum7">
        <text:list-item>
          <text:p text:style-name="P96">Figma – Plantillas gratuitas de formularios</text:p>
          <text:list>
            <text:list-item>
              <text:p text:style-name="P126"><text:a xlink:type="simple" xlink:href="https://www.figma.com/community/design-templates?editor_type=figma" text:style-name="ListLabel_20_631" text:visited-style-name="ListLabel_20_631"><text:span text:style-name="T16">https://www.figma.com/community/design-templates?editor_type=figma</text:span></text:a></text:p>
            </text:list-item>
          </text:list>
        </text:list-item>
      </text:list>
      <text:p text:style-name="Standard"><text:soft-page-break/><text:span text:style-name="T9">🎓 Cursos prácticos</text:span></text:p>
      <text:list xml:id="list104452070493405" text:continue-numbering="true" text:style-name="WWNum7">
        <text:list-item>
          <text:p text:style-name="P96">Udemy – "Form Design Best Practices"</text:p>
          <text:list>
            <text:list-item>
              <text:p text:style-name="P126">URL: <text:a xlink:type="simple" xlink:href="https://www.udemy.com/course/form-design-best-practices/" text:style-name="ListLabel_20_631" text:visited-style-name="ListLabel_20_631"><text:span text:style-name="T16">https://www.udemy.com/course/form-design-best-practices/</text:span></text:a></text:p>
            </text:list-item>
          </text:list>
        </text:list-item>
        <text:list-item>
          <text:p text:style-name="P96">LinkedIn Learning – "Designing Accessible Forms"</text:p>
          <text:list>
            <text:list-item>
              <text:p text:style-name="P126">URL: <text:a xlink:type="simple" xlink:href="https://www.linkedin.com/learning/designing-accessible-forms" text:style-name="ListLabel_20_631" text:visited-style-name="ListLabel_20_631"><text:span text:style-name="T16">https://www.linkedin.com/learning/designing-accessible-forms</text:span></text:a></text:p>
            </text:list-item>
          </text:list>
        </text:list-item>
      </text:list>
      <text:p text:style-name="Standard"><text:span text:style-name="T9">🔍 Herramientas de Validación</text:span></text:p>
      <text:list xml:id="list104453345352420" text:continue-numbering="true" text:style-name="WWNum7">
        <text:list-item>
          <text:p text:style-name="P96">WAVE (WebAIM) – Analizador de accesibilidad</text:p>
          <text:list>
            <text:list-item>
              <text:p text:style-name="P126"><text:a xlink:type="simple" xlink:href="https://wave.webaim.org/" text:style-name="ListLabel_20_631" text:visited-style-name="ListLabel_20_631"><text:span text:style-name="T16">https://wave.webaim.org/</text:span></text:a></text:p>
            </text:list-item>
          </text:list>
        </text:list-item>
        <text:list-item>
          <text:p text:style-name="P96">axe DevTools – Plugin para Chrome</text:p>
          <text:list>
            <text:list-item>
              <text:p text:style-name="P126"><text:a xlink:type="simple" xlink:href="https://chrome.google.com/webstore/detail/axe-devtools-web-accessib/lhdoppojpmngadmnindnejefpokejbdd" text:style-name="ListLabel_20_631" text:visited-style-name="ListLabel_20_631"><text:span text:style-name="T16">https://chrome.google.com/webstore/detail/axe-devtools-web-accessib/lhdoppojpmngadmnindnejefpokejbdd</text:span></text:a></text:p>
            </text:list-item>
          </text:list>
        </text:list-item>
      </text:list>
      <text:p text:style-name="Standard"><text:span text:style-name="T9">🎥 Ejemplos Visuales</text:span></text:p>
      <text:list xml:id="list104451850548966" text:continue-numbering="true" text:style-name="WWNum7">
        <text:list-item>
          <text:p text:style-name="P96">Dribbble – Diseños de formularios creativos</text:p>
          <text:list>
            <text:list-item>
              <text:p text:style-name="P126"><text:a xlink:type="simple" xlink:href="https://dribbble.com/tags/form_design" text:style-name="ListLabel_20_631" text:visited-style-name="ListLabel_20_631"><text:span text:style-name="T16">https://dribbble.com/tags/form_design</text:span></text:a></text:p>
            </text:list-item>
          </text:list>
        </text:list-item>
        <text:list-item>
          <text:p text:style-name="P96">Material Design – Componentes de formularios</text:p>
          <text:list>
            <text:list-item>
              <text:p text:style-name="P126">URL: <text:a xlink:type="simple" xlink:href="https://material.io/components/text-fields" text:style-name="ListLabel_20_631" text:visited-style-name="ListLabel_20_631"><text:span text:style-name="T16">https://material.io/components/text-fields</text:span></text:a></text:p>
            </text:list-item>
          </text:list>
        </text:list-item>
      </text:list>
      <text:p text:style-name="Standard"><text:span text:style-name="T9">📜 Normativas oficiales</text:span></text:p>
      <text:list xml:id="list104452538068701" text:continue-numbering="true" text:style-name="WWNum7">
        <text:list-item>
          <text:p text:style-name="P96">W3C – Estándares HTML para formularios</text:p>
          <text:list>
            <text:list-item>
              <text:p text:style-name="P126"><text:a xlink:type="simple" xlink:href="https://www.w3.org/TR/html52/sec-forms.html" text:style-name="ListLabel_20_631" text:visited-style-name="ListLabel_20_631"><text:span text:style-name="T16">https://www.w3.org/TR/html52/sec-forms.html</text:span></text:a></text:p>
            </text:list-item>
          </text:list>
        </text:list-item>
        <text:list-item>
          <text:p text:style-name="P96">GDPR (Ejemplos de formularios legales)</text:p>
          <text:list>
            <text:list-item>
              <text:p text:style-name="P126"><text:a xlink:type="simple" xlink:href="https://gdpr.eu/eu-gdpr-forms/" text:style-name="ListLabel_20_631" text:visited-style-name="ListLabel_20_631"><text:span text:style-name="T16">https://gdpr.eu/eu-gdpr-forms/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size-asian="12pt" style:font-size-complex="12pt"/>
    </style:style>
    <style:style style:name="ListLabel_20_101" style:display-name="ListLabel 101" style:family="text">
      <style:text-properties fo:color="#404040" fo:font-size="12pt" style:text-underline-style="none" style:font-size-asian="12pt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size-asian="12pt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9" style:display-name="ListLabel 2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size-asian="12pt" style:font-size-complex="12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size-asian="12pt" style:font-size-complex="12pt"/>
    </style:style>
    <style:style style:name="ListLabel_20_299" style:display-name="ListLabel 299" style:family="text">
      <style:text-properties fo:color="#404040" fo:font-size="12pt" style:text-underline-style="none" style:font-size-asian="12pt" style:font-size-complex="12pt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size-asian="12pt" style:font-size-complex="12pt"/>
    </style:style>
    <style:style style:name="ListLabel_20_335" style:display-name="ListLabel 335" style:family="text">
      <style:text-properties fo:color="#404040" fo:font-size="12pt" style:text-underline-style="none" style:font-size-asian="12pt" style:font-size-complex="12pt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4" style:display-name="ListLabel 3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size-asian="12pt" style:font-size-complex="12pt"/>
    </style:style>
    <style:style style:name="ListLabel_20_389" style:display-name="ListLabel 389" style:family="text">
      <style:text-properties fo:color="#404040" fo:font-size="12pt" style:text-underline-style="none" style:font-size-asian="12pt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8" style:display-name="ListLabel 4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size-asian="12pt" style:font-size-complex="12pt"/>
    </style:style>
    <style:style style:name="ListLabel_20_416" style:display-name="ListLabel 416" style:family="text">
      <style:text-properties fo:color="#404040" fo:font-size="12pt" style:text-underline-style="none" style:font-size-asian="12pt" style:font-size-complex="12pt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size-asian="12pt" style:font-size-complex="12pt"/>
    </style:style>
    <style:style style:name="ListLabel_20_452" style:display-name="ListLabel 452" style:family="text">
      <style:text-properties fo:color="#404040" fo:font-size="12pt" style:text-underline-style="none" style:font-size-asian="12pt" style:font-size-complex="12pt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size-asian="12pt" style:font-size-complex="12pt"/>
    </style:style>
    <style:style style:name="ListLabel_20_461" style:display-name="ListLabel 461" style:family="text">
      <style:text-properties fo:color="#404040" fo:font-size="12pt" style:text-underline-style="none" style:font-size-asian="12pt" style:font-size-complex="12pt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color="#404040" fo:font-size="12pt" style:text-underline-style="none" style:font-size-asian="12pt" style:font-size-complex="12pt"/>
    </style:style>
    <style:style style:name="ListLabel_20_506" style:display-name="ListLabel 506" style:family="text">
      <style:text-properties fo:color="#404040" fo:font-size="12pt" style:text-underline-style="none" style:font-size-asian="12pt" style:font-size-complex="12pt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3" style:display-name="ListLabel 5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color="#404040" fo:font-size="12pt" style:text-underline-style="none" style:font-size-asian="12pt" style:font-size-complex="12pt"/>
    </style:style>
    <style:style style:name="ListLabel_20_542" style:display-name="ListLabel 542" style:family="text">
      <style:text-properties fo:color="#404040" fo:font-size="12pt" style:text-underline-style="none" style:font-size-asian="12pt" style:font-size-complex="12pt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fo:color="#404040" fo:font-size="12pt" style:text-underline-style="none" style:font-size-asian="12pt" style:font-size-complex="12pt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color="#404040" fo:font-size="12pt" style:text-underline-style="none" style:font-size-asian="12pt" style:font-size-complex="12pt"/>
    </style:style>
    <style:style style:name="ListLabel_20_560" style:display-name="ListLabel 560" style:family="text">
      <style:text-properties fo:color="#404040" fo:font-size="12pt" style:text-underline-style="none" style:font-size-asian="12pt" style:font-size-complex="12pt"/>
    </style:style>
    <style:style style:name="ListLabel_20_561" style:display-name="ListLabel 561" style:family="text">
      <style:text-properties fo:color="#404040" fo:font-size="12pt" style:text-underline-style="none" style:font-size-asian="12pt" style:font-size-complex="12pt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9" style:display-name="ListLabel 5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7" style:display-name="ListLabel 5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6" style:display-name="ListLabel 5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5" style:display-name="ListLabel 6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4" style:display-name="ListLabel 61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31" style:display-name="ListLabel 631" style:family="text">
      <style:text-properties fo:color="#1155c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2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3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1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5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5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5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6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4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4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 <text:s text:c="77"/>Unidad 05 - Patrones de diseño de formularios</text:span></text:p>
      </style:header>
      <style:footer>
        <text:p text:style-name="MP4"><text:span text:style-name="MT1">CFGS DAM<text:tab/><text:tab/>Unidad 05 - Página </text:span><text:page-number text:select-page="current">37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37" meta:paragraph-count="777" meta:word-count="5364" meta:character-count="36288" meta:non-whitespace-character-count="31890"/>
    <meta:generator>LibreOfficeDev/6.0.5.2$Linux_X86_64 LibreOffice_project/</meta:generator>
  </office:meta>
</office:document-meta>
</file>